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84.3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87.19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78.69pt"/>
    </style:style>
    <style:style style:name="co10" style:family="table-column">
      <style:table-column-properties fo:break-before="auto" style:column-width="110.35pt"/>
    </style:style>
    <style:style style:name="co11" style:family="table-column">
      <style:table-column-properties fo:break-before="auto" style:column-width="62.76pt"/>
    </style:style>
    <style:style style:name="co12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21"/>
    <style:style style:name="ce5" style:family="table-cell" style:parent-style-name="Default">
      <style:text-properties style:font-name="Liberation Sans" style:font-name-asian="AR PL SungtiL GB" style:font-name-complex="FreeSans"/>
    </style:style>
    <style:style style:name="ce6" style:family="table-cell" style:parent-style-name="Default" style:data-style-name="N121">
      <style:text-properties style:font-name="Liberation Sans" style:font-name-asian="AR PL SungtiL GB" style:font-name-complex="FreeSans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ticipating Peers</text:p>
          </table:table-cell>
          <table:table-cell office:value-type="string" calcext:value-type="string">
            <text:p>Obs 1 Message</text:p>
          </table:table-cell>
          <table:table-cell office:value-type="string" calcext:value-type="string">
            <text:p>Sim 1 message</text:p>
          </table:table-cell>
          <table:table-cell office:value-type="string" calcext:value-type="string">
            <text:p>Sim 4 Message</text:p>
          </table:table-cell>
          <table:table-cell office:value-type="string" calcext:value-type="string">
            <text:p>Sim 10 Message</text:p>
          </table:table-cell>
          <table:table-cell/>
          <table:table-cell office:value-type="string" calcext:value-type="string">
            <text:p>minimu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minim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6984248" calcext:value-type="float">
            <text:p>1246984248</text:p>
          </table:table-cell>
          <table:table-cell office:value-type="float" office:value="1287037945" calcext:value-type="float">
            <text:p>1287037945</text:p>
          </table:table-cell>
          <table:table-cell office:value-type="float" office:value="1447480312" calcext:value-type="float">
            <text:p>1447480312</text:p>
          </table:table-cell>
          <table:table-cell office:value-type="float" office:value="1552122573" calcext:value-type="float">
            <text:p>1552122573</text:p>
          </table:table-cell>
          <table:table-cell/>
          <table:table-cell office:value-type="string" calcext:value-type="string">
            <text:p>1message</text:p>
          </table:table-cell>
          <table:table-cell table:formula="of:=[3peer.E2]" office:value-type="float" office:value="1266300992" calcext:value-type="float">
            <text:p>1266300992</text:p>
          </table:table-cell>
          <table:table-cell table:formula="of:=[4peer.E2]" office:value-type="float" office:value="1464505496" calcext:value-type="float">
            <text:p>1464505496</text:p>
          </table:table-cell>
          <table:table-cell table:style-name="ce5" table:formula="of:=[5peer.E2]" office:value-type="float" office:value="1591159107" calcext:value-type="float">
            <text:p>1591159107</text:p>
          </table:table-cell>
          <table:table-cell table:formula="of:=[10peer.E2]" office:value-type="float" office:value="2082170199" calcext:value-type="float">
            <text:p>2082170199</text:p>
          </table:table-cell>
          <table:table-cell table:style-name="ce5" table:formula="of:=[16peer.E2]" office:value-type="float" office:value="2472547637" calcext:value-type="float">
            <text:p>24725476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66300992" calcext:value-type="float">
            <text:p>1266300992</text:p>
          </table:table-cell>
          <table:table-cell office:value-type="float" office:value="1318475638.43333" calcext:value-type="float">
            <text:p>1318475638.43333</text:p>
          </table:table-cell>
          <table:table-cell office:value-type="float" office:value="1381907528" calcext:value-type="float">
            <text:p>13819075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52708386" calcext:value-type="float">
            <text:p>1552708386</text:p>
          </table:table-cell>
          <table:table-cell office:value-type="float" office:value="1490170058" calcext:value-type="float">
            <text:p>1490170058</text:p>
          </table:table-cell>
          <table:table-cell office:value-type="float" office:value="1549428990" calcext:value-type="float">
            <text:p>1549428990</text:p>
          </table:table-cell>
          <table:table-cell office:value-type="float" office:value="1621553357" calcext:value-type="float">
            <text:p>1621553357</text:p>
          </table:table-cell>
          <table:table-cell/>
          <table:table-cell office:value-type="string" calcext:value-type="string">
            <text:p>4message</text:p>
          </table:table-cell>
          <table:table-cell table:formula="of:=[3peer.F2]" office:value-type="float" office:value="1343535427" calcext:value-type="float">
            <text:p>1343535427</text:p>
          </table:table-cell>
          <table:table-cell table:style-name="ce5" table:formula="of:=[4peer.F2]" office:value-type="float" office:value="1500262726" calcext:value-type="float">
            <text:p>1500262726</text:p>
          </table:table-cell>
          <table:table-cell table:style-name="ce5" table:formula="of:=[5peer.F2]" office:value-type="float" office:value="1642774364" calcext:value-type="float">
            <text:p>1642774364</text:p>
          </table:table-cell>
          <table:table-cell table:style-name="ce5" table:formula="of:=[10peer.F2]" office:value-type="float" office:value="2121026502" calcext:value-type="float">
            <text:p>2121026502</text:p>
          </table:table-cell>
          <table:table-cell table:style-name="ce5" table:formula="of:=[16peer.F2]" office:value-type="float" office:value="2537263569" calcext:value-type="float">
            <text:p>253726356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64505496" calcext:value-type="float">
            <text:p>1464505496</text:p>
          </table:table-cell>
          <table:table-cell office:value-type="float" office:value="1505004485.56667" calcext:value-type="float">
            <text:p>1505004485.56667</text:p>
          </table:table-cell>
          <table:table-cell office:value-type="float" office:value="1591049588" calcext:value-type="float">
            <text:p>15910495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83937734" calcext:value-type="float">
            <text:p>1983937734</text:p>
          </table:table-cell>
          <table:table-cell office:value-type="float" office:value="1670550139" calcext:value-type="float">
            <text:p>1670550139</text:p>
          </table:table-cell>
          <table:table-cell office:value-type="float" office:value="1712674616" calcext:value-type="float">
            <text:p>1712674616</text:p>
          </table:table-cell>
          <table:table-cell office:value-type="float" office:value="1815887790" calcext:value-type="float">
            <text:p>1815887790</text:p>
          </table:table-cell>
          <table:table-cell/>
          <table:table-cell office:value-type="string" calcext:value-type="string">
            <text:p>10message</text:p>
          </table:table-cell>
          <table:table-cell table:formula="of:=[3peer.G2]" office:value-type="float" office:value="1440601409" calcext:value-type="float">
            <text:p>1440601409</text:p>
          </table:table-cell>
          <table:table-cell table:style-name="ce5" table:formula="of:=[4peer.G2]" office:value-type="float" office:value="1581031095" calcext:value-type="float">
            <text:p>1581031095</text:p>
          </table:table-cell>
          <table:table-cell table:style-name="ce5" table:formula="of:=[5peer.G2]" office:value-type="float" office:value="1713970417" calcext:value-type="float">
            <text:p>1713970417</text:p>
          </table:table-cell>
          <table:table-cell table:style-name="ce5" table:formula="of:=[10peer.G2]" office:value-type="float" office:value="2160574711" calcext:value-type="float">
            <text:p>2160574711</text:p>
          </table:table-cell>
          <table:table-cell table:style-name="ce5" table:formula="of:=[16peer.G2]" office:value-type="float" office:value="2518596185" calcext:value-type="float">
            <text:p>251859618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91159107" calcext:value-type="float">
            <text:p>1591159107</text:p>
          </table:table-cell>
          <table:table-cell office:value-type="float" office:value="1651892082.63333" calcext:value-type="float">
            <text:p>1651892082.63333</text:p>
          </table:table-cell>
          <table:table-cell office:value-type="float" office:value="1706471707" calcext:value-type="float">
            <text:p>17064717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N/A</text:p>
          </table:table-cell>
          <table:table-cell office:value-type="float" office:value="2180322118" calcext:value-type="float">
            <text:p>2180322118</text:p>
          </table:table-cell>
          <table:table-cell office:value-type="float" office:value="2226078977" calcext:value-type="float">
            <text:p>2226078977</text:p>
          </table:table-cell>
          <table:table-cell office:value-type="float" office:value="2252103033" calcext:value-type="float">
            <text:p>2252103033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2082170199" calcext:value-type="float">
            <text:p>2082170199</text:p>
          </table:table-cell>
          <table:table-cell office:value-type="float" office:value="2168090968.93333" calcext:value-type="float">
            <text:p>2168090968.93333</text:p>
          </table:table-cell>
          <table:table-cell office:value-type="float" office:value="2256187573" calcext:value-type="float">
            <text:p>22561875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N/A</text:p>
          </table:table-cell>
          <table:table-cell office:value-type="float" office:value="2534222651" calcext:value-type="float">
            <text:p>2534222651</text:p>
          </table:table-cell>
          <table:table-cell office:value-type="float" office:value="2549571103" calcext:value-type="float">
            <text:p>2549571103</text:p>
          </table:table-cell>
          <table:table-cell office:value-type="float" office:value="2603171188" calcext:value-type="float">
            <text:p>2603171188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472547637" calcext:value-type="float">
            <text:p>2472547637</text:p>
          </table:table-cell>
          <table:table-cell office:value-type="float" office:value="2575937583.43333" calcext:value-type="float">
            <text:p>2575937583.43333</text:p>
          </table:table-cell>
          <table:table-cell office:value-type="float" office:value="2685124101" calcext:value-type="float">
            <text:p>26851241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message</text:p>
          </table:table-cell>
          <table:table-cell table:style-name="ce4" table:formula="of:=[3peer.E3]" office:value-type="float" office:value="1318475638.43333" calcext:value-type="float">
            <text:p>1318475638.4</text:p>
          </table:table-cell>
          <table:table-cell table:style-name="ce6" table:formula="of:=[4peer.E3]" office:value-type="float" office:value="1505004485.56667" calcext:value-type="float">
            <text:p>1505004485.6</text:p>
          </table:table-cell>
          <table:table-cell table:style-name="ce6" table:formula="of:=[5peer.E3]" office:value-type="float" office:value="1651892082.63333" calcext:value-type="float">
            <text:p>1651892082.6</text:p>
          </table:table-cell>
          <table:table-cell table:style-name="ce6" table:formula="of:=[10peer.E3]" office:value-type="float" office:value="2168090968.93333" calcext:value-type="float">
            <text:p>2168090968.9</text:p>
          </table:table-cell>
          <table:table-cell table:style-name="ce6" table:formula="of:=[16peer.E3]" office:value-type="float" office:value="2575937583.43333" calcext:value-type="float">
            <text:p>2575937583.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4message</text:p>
          </table:table-cell>
          <table:table-cell table:style-name="ce4" table:formula="of:=[3peer.F3]" office:value-type="float" office:value="1419454920.46667" calcext:value-type="float">
            <text:p>1419454920.5</text:p>
          </table:table-cell>
          <table:table-cell table:style-name="ce4" table:formula="of:=[4peer.F3]" office:value-type="float" office:value="1575062789.13333" calcext:value-type="float">
            <text:p>1575062789.1</text:p>
          </table:table-cell>
          <table:table-cell table:style-name="ce6" table:formula="of:=[5peer.F3]" office:value-type="float" office:value="1719476405.6" calcext:value-type="float">
            <text:p>1719476405.6</text:p>
          </table:table-cell>
          <table:table-cell table:style-name="ce6" table:formula="of:=[10peer.F3]" office:value-type="float" office:value="2208293566.96667" calcext:value-type="float">
            <text:p>2208293567.0</text:p>
          </table:table-cell>
          <table:table-cell table:style-name="ce6" table:formula="of:=[16peer.F3]" office:value-type="float" office:value="2601703252.63333" calcext:value-type="float">
            <text:p>2601703252.6</text:p>
          </table:table-cell>
          <table:table-cell table:number-columns-repeated="2"/>
          <table:table-cell office:value-type="string" calcext:value-type="string">
            <text:p>Peers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Average 1Message</text:p>
          </table:table-cell>
          <table:table-cell office:value-type="string" calcext:value-type="string">
            <text:p>Maximu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message</text:p>
          </table:table-cell>
          <table:table-cell table:style-name="ce4" table:formula="of:=[3peer.G3]" office:value-type="float" office:value="1511780652.2" calcext:value-type="float">
            <text:p>1511780652.2</text:p>
          </table:table-cell>
          <table:table-cell table:style-name="ce6" table:formula="of:=[4peer.G3]" office:value-type="float" office:value="1638203805.66667" calcext:value-type="float">
            <text:p>1638203805.7</text:p>
          </table:table-cell>
          <table:table-cell table:style-name="ce6" table:formula="of:=[5peer.G3]" office:value-type="float" office:value="1771449653" calcext:value-type="float">
            <text:p>1771449653.0</text:p>
          </table:table-cell>
          <table:table-cell table:style-name="ce6" table:formula="of:=[10peer.G3]" office:value-type="float" office:value="2248426773.33333" calcext:value-type="float">
            <text:p>2248426773.3</text:p>
          </table:table-cell>
          <table:table-cell table:style-name="ce6" table:formula="of:=[16peer.G3]" office:value-type="float" office:value="2616894551.53333" calcext:value-type="float">
            <text:p>2616894551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table:formula="of:=-([.Q2]-[.P2])/[.Q2]" office:value-type="percentage" office:value="-0.0395719457473856" calcext:value-type="percentage">
            <text:p>-3.96%</text:p>
          </table:table-cell>
          <table:table-cell office:value-type="float" office:value="1318475638.43333" calcext:value-type="float">
            <text:p>1318475638.43333</text:p>
          </table:table-cell>
          <table:table-cell table:style-name="ce3" table:formula="of:=(([.R2]-[.Q2])/[.Q2])" office:value-type="percentage" office:value="0.0481100201760565" calcext:value-type="percentage">
            <text:p>4.81%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table:style-name="ce3" table:formula="of:=-([.Q3]-[.P3])/[.Q3]" office:value-type="percentage" office:value="-0.0269095474166762" calcext:value-type="percentage">
            <text:p>-2.69%</text:p>
          </table:table-cell>
          <table:table-cell office:value-type="float" office:value="1505004485.56667" calcext:value-type="float">
            <text:p>1505004485.56667</text:p>
          </table:table-cell>
          <table:table-cell table:style-name="ce3" table:formula="of:=(([.R3]-[.Q3])/[.Q3])" office:value-type="percentage" office:value="0.0571726551372606" calcext:value-type="percentage">
            <text:p>5.72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style-name="ce3" table:formula="of:=-([.Q4]-[.P4])/[.Q4]" office:value-type="percentage" office:value="-0.0367657041714959" calcext:value-type="percentage">
            <text:p>-3.68%</text:p>
          </table:table-cell>
          <table:table-cell office:value-type="float" office:value="1651892082.63333" calcext:value-type="float">
            <text:p>1651892082.63333</text:p>
          </table:table-cell>
          <table:table-cell table:style-name="ce3" table:formula="of:=(([.R4]-[.Q4])/[.Q4])" office:value-type="percentage" office:value="0.0330406719303718" calcext:value-type="percentage">
            <text:p>3.30%</text:p>
          </table:table-cell>
        </table:table-row>
        <table:table-row table:style-name="ro1">
          <table:table-cell office:value-type="string" calcext:value-type="string">
            <text:p>Participating Peers</text:p>
          </table:table-cell>
          <table:table-cell office:value-type="string" calcext:value-type="string">
            <text:p>Sim 1 message</text:p>
          </table:table-cell>
          <table:table-cell office:value-type="string" calcext:value-type="string">
            <text:p>Sim 4 Message</text:p>
          </table:table-cell>
          <table:table-cell office:value-type="string" calcext:value-type="string">
            <text:p>Sim 10 Message</text:p>
          </table:table-cell>
          <table:table-cell table:number-columns-repeated="2"/>
          <table:table-cell office:value-type="string" calcext:value-type="string">
            <text:p>1message</text:p>
          </table:table-cell>
          <table:table-cell table:formula="of:=[3peer.E4]" office:value-type="float" office:value="1381907528" calcext:value-type="float">
            <text:p>1381907528</text:p>
          </table:table-cell>
          <table:table-cell table:style-name="ce5" table:formula="of:=[4peer.E4]" office:value-type="float" office:value="1591049588" calcext:value-type="float">
            <text:p>1591049588</text:p>
          </table:table-cell>
          <table:table-cell table:style-name="ce5" table:formula="of:=[5peer.E4]" office:value-type="float" office:value="1706471707" calcext:value-type="float">
            <text:p>1706471707</text:p>
          </table:table-cell>
          <table:table-cell table:style-name="ce5" table:formula="of:=[10peer.E4]" office:value-type="float" office:value="2256187573" calcext:value-type="float">
            <text:p>2256187573</text:p>
          </table:table-cell>
          <table:table-cell table:style-name="ce5" table:formula="of:=[16peer.E4]" office:value-type="float" office:value="2685124101" calcext:value-type="float">
            <text:p>26851241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" table:formula="of:=-([.Q5]-[.P5])/[.Q5]" office:value-type="percentage" office:value="-0.0396296885898681" calcext:value-type="percentage">
            <text:p>-3.96%</text:p>
          </table:table-cell>
          <table:table-cell office:value-type="float" office:value="2168090968.93333" calcext:value-type="float">
            <text:p>2168090968.93333</text:p>
          </table:table-cell>
          <table:table-cell table:style-name="ce3" table:formula="of:=(([.R5]-[.Q5])/[.Q5])" office:value-type="percentage" office:value="0.040633260010307" calcext:value-type="percentage">
            <text:p>4.0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287037945" calcext:value-type="float">
            <text:p>1287037945</text:p>
          </table:table-cell>
          <table:table-cell table:style-name="ce3" table:formula="of:=[.$D$2]/[.$B$13]-1" office:value-type="percentage" office:value="0.124660168430388" calcext:value-type="percentage">
            <text:p>12.47%</text:p>
          </table:table-cell>
          <table:table-cell table:style-name="ce3" table:formula="of:=[.E2]/[.B13]-1" office:value-type="percentage" office:value="0.205964889403474" calcext:value-type="percentage">
            <text:p>20.60%</text:p>
          </table:table-cell>
          <table:table-cell/>
          <table:table-cell table:style-name="ce3"/>
          <table:table-cell office:value-type="string" calcext:value-type="string">
            <text:p>4message</text:p>
          </table:table-cell>
          <table:table-cell table:formula="of:=[3peer.F4]" office:value-type="float" office:value="1519893021" calcext:value-type="float">
            <text:p>1519893021</text:p>
          </table:table-cell>
          <table:table-cell table:style-name="ce5" table:formula="of:=[4peer.F4]" office:value-type="float" office:value="1641939051" calcext:value-type="float">
            <text:p>1641939051</text:p>
          </table:table-cell>
          <table:table-cell table:style-name="ce5" table:formula="of:=[5peer.F4]" office:value-type="float" office:value="1820792582" calcext:value-type="float">
            <text:p>1820792582</text:p>
          </table:table-cell>
          <table:table-cell table:style-name="ce5" table:formula="of:=[10peer.F4]" office:value-type="float" office:value="2262186744" calcext:value-type="float">
            <text:p>2262186744</text:p>
          </table:table-cell>
          <table:table-cell table:style-name="ce5" table:formula="of:=[16peer.F4]" office:value-type="float" office:value="2679698498" calcext:value-type="float">
            <text:p>267969849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3" table:formula="of:=-([.Q6]-[.P6])/[.Q6]" office:value-type="percentage" office:value="-0.0401368212872341" calcext:value-type="percentage">
            <text:p>-4.01%</text:p>
          </table:table-cell>
          <table:table-cell office:value-type="float" office:value="2575937583.43333" calcext:value-type="float">
            <text:p>2575937583.43333</text:p>
          </table:table-cell>
          <table:table-cell table:style-name="ce3" table:formula="of:=(([.R6]-[.Q6])/[.Q6])" office:value-type="percentage" office:value="0.0423870975247535" calcext:value-type="percentage">
            <text:p>4.2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C3]/[.B13]-1" office:value-type="percentage" office:value="0.157829156311316" calcext:value-type="percentage">
            <text:p>15.78%</text:p>
          </table:table-cell>
          <table:table-cell table:style-name="ce3" table:formula="of:=[.D3]/[.B13]-1" office:value-type="percentage" office:value="0.2038720350238" calcext:value-type="percentage">
            <text:p>20.39%</text:p>
          </table:table-cell>
          <table:table-cell table:style-name="ce3" table:formula="of:=[.E3]/[.B13]-1" office:value-type="percentage" office:value="0.25991107200806" calcext:value-type="percentage">
            <text:p>25.99%</text:p>
          </table:table-cell>
          <table:table-cell table:number-columns-repeated="2"/>
          <table:table-cell office:value-type="string" calcext:value-type="string">
            <text:p>10message</text:p>
          </table:table-cell>
          <table:table-cell table:formula="of:=[3peer.G4]" office:value-type="float" office:value="1586405996" calcext:value-type="float">
            <text:p>1586405996</text:p>
          </table:table-cell>
          <table:table-cell table:style-name="ce5" table:formula="of:=[4peer.G4]" office:value-type="float" office:value="1716649558" calcext:value-type="float">
            <text:p>1716649558</text:p>
          </table:table-cell>
          <table:table-cell table:style-name="ce5" table:formula="of:=[5peer.G4]" office:value-type="float" office:value="1840124470" calcext:value-type="float">
            <text:p>1840124470</text:p>
          </table:table-cell>
          <table:table-cell table:style-name="ce5" table:formula="of:=[10peer.G4]" office:value-type="float" office:value="2341774164" calcext:value-type="float">
            <text:p>2341774164</text:p>
          </table:table-cell>
          <table:table-cell table:style-name="ce5" table:formula="of:=[16peer.G4]" office:value-type="float" office:value="2695679423" calcext:value-type="float">
            <text:p>269567942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[.C4]/[.B13]-1" office:value-type="percentage" office:value="0.297980487280816" calcext:value-type="percentage">
            <text:p>29.80%</text:p>
          </table:table-cell>
          <table:table-cell table:style-name="ce3" table:formula="of:=[.D4]/[.B13]-1" office:value-type="percentage" office:value="0.330710273658637" calcext:value-type="percentage">
            <text:p>33.07%</text:p>
          </table:table-cell>
          <table:table-cell table:style-name="ce3" table:formula="of:=[.E4]/[.B13]-1" office:value-type="percentage" office:value="0.410904625659658" calcext:value-type="percentage">
            <text:p>41.09%</text:p>
          </table:table-cell>
          <table:table-cell table:number-columns-repeated="12"/>
          <table:table-cell table:formula="of:=([.Q9]*[.R9])+[.Q2]" office:value-type="float" office:value="1381907528" calcext:value-type="float">
            <text:p>13819075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[.C5]/[.B13]-1" office:value-type="percentage" office:value="0.69406203326818" calcext:value-type="percentage">
            <text:p>69.41%</text:p>
          </table:table-cell>
          <table:table-cell table:style-name="ce3" table:formula="of:=[.D5]/[.B13]-1" office:value-type="percentage" office:value="0.72961410007224" calcext:value-type="percentage">
            <text:p>72.96%</text:p>
          </table:table-cell>
          <table:table-cell table:style-name="ce3" table:formula="of:=[.E5]/[.B13]-1" office:value-type="percentage" office:value="0.74983421564933" calcext:value-type="percentage">
            <text:p>74.98%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[.C6]/[.B13]-1" office:value-type="percentage" office:value="0.969034915283714" calcext:value-type="percentage">
            <text:p>96.90%</text:p>
          </table:table-cell>
          <table:table-cell table:style-name="ce3" table:formula="of:=[.D6]/[.B13]-1" office:value-type="percentage" office:value="0.980960322813171" calcext:value-type="percentage">
            <text:p>98.10%</text:p>
          </table:table-cell>
          <table:table-cell table:style-name="ce3" table:formula="of:=[.E6]/[.B13]-1" office:value-type="percentage" office:value="1.02260640264184" calcext:value-type="percentage">
            <text:p>102.26%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10message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1message</text:p>
          </table:table-cell>
          <table:table-cell table:style-name="ce3" table:formula="of:=([.H4]/[.H2])-1" office:value-type="percentage" office:value="0.137645329270973" calcext:value-type="percentage">
            <text:p>13.76%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16pe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ster than real time</text:p>
          </table:table-cell>
          <table:table-cell table:number-columns-repeated="5"/>
          <table:table-cell office:value-type="string" calcext:value-type="string">
            <text:p>3peer</text:p>
          </table:table-cell>
          <table:table-cell table:style-name="ce3" table:formula="of:=([.L2]/[.H2])-1" office:value-type="percentage" office:value="0.952574982267723" calcext:value-type="percentage">
            <text:p>95.26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peer 1message</text:p>
          </table:table-cell>
          <table:table-cell office:value-type="string" calcext:value-type="string">
            <text:p>275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6peer 1message</text:p>
          </table:table-cell>
          <table:table-cell office:value-type="string" calcext:value-type="string">
            <text:p>7x</text:p>
          </table:table-cell>
          <table:table-cell table:number-columns-repeated="16"/>
        </table:table-row>
      </table:table>
      <table:table table:name="3peer" table:style-name="ta1"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1message</text:p>
          </table:table-cell>
          <table:table-cell office:value-type="string" calcext:value-type="string">
            <text:p>4message</text:p>
          </table:table-cell>
          <table:table-cell office:value-type="string" calcext:value-type="string">
            <text:p>10message</text:p>
          </table:table-cell>
          <table:table-cell/>
          <table:table-cell office:value-type="string" calcext:value-type="string">
            <text:p>1message</text:p>
          </table:table-cell>
          <table:table-cell office:value-type="string" calcext:value-type="string">
            <text:p>4message</text:p>
          </table:table-cell>
          <table:table-cell office:value-type="string" calcext:value-type="string">
            <text:p>10message</text:p>
          </table:table-cell>
          <table:table-cell/>
          <table:table-cell office:value-type="string" calcext:value-type="string">
            <text:p>stdv</text:p>
          </table:table-cell>
        </table:table-row>
        <table:table-row table:style-name="ro1">
          <table:table-cell office:value-type="float" office:value="1381907528" calcext:value-type="float">
            <text:p>1381907528</text:p>
          </table:table-cell>
          <table:table-cell office:value-type="float" office:value="1475719527" calcext:value-type="float">
            <text:p>1475719527</text:p>
          </table:table-cell>
          <table:table-cell office:value-type="float" office:value="1525701613" calcext:value-type="float">
            <text:p>1525701613</text:p>
          </table:table-cell>
          <table:table-cell office:value-type="string" calcext:value-type="string">
            <text:p>min</text:p>
          </table:table-cell>
          <table:table-cell table:formula="of:=MIN([.A2:.A31])" office:value-type="float" office:value="1266300992" calcext:value-type="float">
            <text:p>1266300992</text:p>
          </table:table-cell>
          <table:table-cell table:formula="of:=MIN([.B2:.B31])" office:value-type="float" office:value="1343535427" calcext:value-type="float">
            <text:p>1343535427</text:p>
          </table:table-cell>
          <table:table-cell table:formula="of:=MIN([.C2:.C31])" office:value-type="float" office:value="1440601409" calcext:value-type="float">
            <text:p>1440601409</text:p>
          </table:table-cell>
          <table:table-cell/>
          <table:table-cell table:formula="of:=STDEV([.A2:.A31])" office:value-type="float" office:value="27867153.4178798" calcext:value-type="float">
            <text:p>27867153.4178798</text:p>
          </table:table-cell>
        </table:table-row>
        <table:table-row table:style-name="ro1">
          <table:table-cell office:value-type="float" office:value="1273311910" calcext:value-type="float">
            <text:p>1273311910</text:p>
          </table:table-cell>
          <table:table-cell office:value-type="float" office:value="1394242767" calcext:value-type="float">
            <text:p>1394242767</text:p>
          </table:table-cell>
          <table:table-cell office:value-type="float" office:value="1493015619" calcext:value-type="float">
            <text:p>1493015619</text:p>
          </table:table-cell>
          <table:table-cell office:value-type="string" calcext:value-type="string">
            <text:p>average</text:p>
          </table:table-cell>
          <table:table-cell table:formula="of:=AVERAGE([.A2:.A31])" office:value-type="float" office:value="1318475638.43333" calcext:value-type="float">
            <text:p>1318475638.43333</text:p>
          </table:table-cell>
          <table:table-cell table:formula="of:=AVERAGE([.B2:.B31])" office:value-type="float" office:value="1419454920.46667" calcext:value-type="float">
            <text:p>1419454920.46667</text:p>
          </table:table-cell>
          <table:table-cell table:formula="of:=AVERAGE([.C2:.C31])" office:value-type="float" office:value="1511780652.2" calcext:value-type="float">
            <text:p>1511780652.2</text:p>
          </table:table-cell>
          <table:table-cell table:number-columns-repeated="2"/>
        </table:table-row>
        <table:table-row table:style-name="ro1">
          <table:table-cell office:value-type="float" office:value="1266300992" calcext:value-type="float">
            <text:p>1266300992</text:p>
          </table:table-cell>
          <table:table-cell office:value-type="float" office:value="1446083523" calcext:value-type="float">
            <text:p>1446083523</text:p>
          </table:table-cell>
          <table:table-cell office:value-type="float" office:value="1440601409" calcext:value-type="float">
            <text:p>1440601409</text:p>
          </table:table-cell>
          <table:table-cell office:value-type="string" calcext:value-type="string">
            <text:p>max</text:p>
          </table:table-cell>
          <table:table-cell table:formula="of:=MAX([.A2:.A31])" office:value-type="float" office:value="1381907528" calcext:value-type="float">
            <text:p>1381907528</text:p>
          </table:table-cell>
          <table:table-cell table:formula="of:=MAX([.B2:.B31])" office:value-type="float" office:value="1519893021" calcext:value-type="float">
            <text:p>1519893021</text:p>
          </table:table-cell>
          <table:table-cell table:formula="of:=MAX([.C2:.C31])" office:value-type="float" office:value="1586405996" calcext:value-type="float">
            <text:p>1586405996</text:p>
          </table:table-cell>
          <table:table-cell table:number-columns-repeated="2"/>
        </table:table-row>
        <table:table-row table:style-name="ro1">
          <table:table-cell office:value-type="float" office:value="1348959997" calcext:value-type="float">
            <text:p>1348959997</text:p>
          </table:table-cell>
          <table:table-cell office:value-type="float" office:value="1442388021" calcext:value-type="float">
            <text:p>1442388021</text:p>
          </table:table-cell>
          <table:table-cell office:value-type="float" office:value="1492374390" calcext:value-type="float">
            <text:p>1492374390</text:p>
          </table:table-cell>
          <table:table-cell table:number-columns-repeated="6"/>
        </table:table-row>
        <table:table-row table:style-name="ro1">
          <table:table-cell office:value-type="float" office:value="1319221318" calcext:value-type="float">
            <text:p>1319221318</text:p>
          </table:table-cell>
          <table:table-cell office:value-type="float" office:value="1439394025" calcext:value-type="float">
            <text:p>1439394025</text:p>
          </table:table-cell>
          <table:table-cell office:value-type="float" office:value="1495540376" calcext:value-type="float">
            <text:p>1495540376</text:p>
          </table:table-cell>
          <table:table-cell table:number-columns-repeated="6"/>
        </table:table-row>
        <table:table-row table:style-name="ro1">
          <table:table-cell office:value-type="float" office:value="1312661233" calcext:value-type="float">
            <text:p>1312661233</text:p>
          </table:table-cell>
          <table:table-cell office:value-type="float" office:value="1434491752" calcext:value-type="float">
            <text:p>1434491752</text:p>
          </table:table-cell>
          <table:table-cell office:value-type="float" office:value="1488142871" calcext:value-type="float">
            <text:p>1488142871</text:p>
          </table:table-cell>
          <table:table-cell table:number-columns-repeated="6"/>
        </table:table-row>
        <table:table-row table:style-name="ro1">
          <table:table-cell office:value-type="float" office:value="1324303208" calcext:value-type="float">
            <text:p>1324303208</text:p>
          </table:table-cell>
          <table:table-cell office:value-type="float" office:value="1430442973" calcext:value-type="float">
            <text:p>1430442973</text:p>
          </table:table-cell>
          <table:table-cell office:value-type="float" office:value="1531401748" calcext:value-type="float">
            <text:p>1531401748</text:p>
          </table:table-cell>
          <table:table-cell table:number-columns-repeated="6"/>
        </table:table-row>
        <table:table-row table:style-name="ro1">
          <table:table-cell office:value-type="float" office:value="1311559269" calcext:value-type="float">
            <text:p>1311559269</text:p>
          </table:table-cell>
          <table:table-cell office:value-type="float" office:value="1412302123" calcext:value-type="float">
            <text:p>1412302123</text:p>
          </table:table-cell>
          <table:table-cell office:value-type="float" office:value="1512694870" calcext:value-type="float">
            <text:p>1512694870</text:p>
          </table:table-cell>
          <table:table-cell table:number-columns-repeated="6"/>
        </table:table-row>
        <table:table-row table:style-name="ro1">
          <table:table-cell office:value-type="float" office:value="1310416759" calcext:value-type="float">
            <text:p>1310416759</text:p>
          </table:table-cell>
          <table:table-cell office:value-type="float" office:value="1410599819" calcext:value-type="float">
            <text:p>1410599819</text:p>
          </table:table-cell>
          <table:table-cell office:value-type="float" office:value="1491809724" calcext:value-type="float">
            <text:p>1491809724</text:p>
          </table:table-cell>
          <table:table-cell table:number-columns-repeated="6"/>
        </table:table-row>
        <table:table-row table:style-name="ro1">
          <table:table-cell office:value-type="float" office:value="1317335959" calcext:value-type="float">
            <text:p>1317335959</text:p>
          </table:table-cell>
          <table:table-cell office:value-type="float" office:value="1395013383" calcext:value-type="float">
            <text:p>1395013383</text:p>
          </table:table-cell>
          <table:table-cell office:value-type="float" office:value="1446434487" calcext:value-type="float">
            <text:p>1446434487</text:p>
          </table:table-cell>
          <table:table-cell table:number-columns-repeated="6"/>
        </table:table-row>
        <table:table-row table:style-name="ro1">
          <table:table-cell office:value-type="float" office:value="1309438370" calcext:value-type="float">
            <text:p>1309438370</text:p>
          </table:table-cell>
          <table:table-cell office:value-type="float" office:value="1383526951" calcext:value-type="float">
            <text:p>1383526951</text:p>
          </table:table-cell>
          <table:table-cell office:value-type="float" office:value="1505780461" calcext:value-type="float">
            <text:p>1505780461</text:p>
          </table:table-cell>
          <table:table-cell table:number-columns-repeated="6"/>
        </table:table-row>
        <table:table-row table:style-name="ro1">
          <table:table-cell office:value-type="float" office:value="1335285726" calcext:value-type="float">
            <text:p>1335285726</text:p>
          </table:table-cell>
          <table:table-cell office:value-type="float" office:value="1433166232" calcext:value-type="float">
            <text:p>1433166232</text:p>
          </table:table-cell>
          <table:table-cell office:value-type="float" office:value="1518343440" calcext:value-type="float">
            <text:p>1518343440</text:p>
          </table:table-cell>
          <table:table-cell table:number-columns-repeated="6"/>
        </table:table-row>
        <table:table-row table:style-name="ro1">
          <table:table-cell office:value-type="float" office:value="1321507500" calcext:value-type="float">
            <text:p>1321507500</text:p>
          </table:table-cell>
          <table:table-cell office:value-type="float" office:value="1454562759" calcext:value-type="float">
            <text:p>1454562759</text:p>
          </table:table-cell>
          <table:table-cell office:value-type="float" office:value="1510858192" calcext:value-type="float">
            <text:p>1510858192</text:p>
          </table:table-cell>
          <table:table-cell table:number-columns-repeated="6"/>
        </table:table-row>
        <table:table-row table:style-name="ro1">
          <table:table-cell office:value-type="float" office:value="1322836340" calcext:value-type="float">
            <text:p>1322836340</text:p>
          </table:table-cell>
          <table:table-cell office:value-type="float" office:value="1426143769" calcext:value-type="float">
            <text:p>1426143769</text:p>
          </table:table-cell>
          <table:table-cell office:value-type="float" office:value="1566579003" calcext:value-type="float">
            <text:p>1566579003</text:p>
          </table:table-cell>
          <table:table-cell table:number-columns-repeated="6"/>
        </table:table-row>
        <table:table-row table:style-name="ro1">
          <table:table-cell office:value-type="float" office:value="1346196713" calcext:value-type="float">
            <text:p>1346196713</text:p>
          </table:table-cell>
          <table:table-cell office:value-type="float" office:value="1450033772" calcext:value-type="float">
            <text:p>1450033772</text:p>
          </table:table-cell>
          <table:table-cell office:value-type="float" office:value="1539558506" calcext:value-type="float">
            <text:p>1539558506</text:p>
          </table:table-cell>
          <table:table-cell table:number-columns-repeated="6"/>
        </table:table-row>
        <table:table-row table:style-name="ro1">
          <table:table-cell office:value-type="float" office:value="1352900218" calcext:value-type="float">
            <text:p>1352900218</text:p>
          </table:table-cell>
          <table:table-cell office:value-type="float" office:value="1430938172" calcext:value-type="float">
            <text:p>1430938172</text:p>
          </table:table-cell>
          <table:table-cell office:value-type="float" office:value="1491093933" calcext:value-type="float">
            <text:p>1491093933</text:p>
          </table:table-cell>
          <table:table-cell table:number-columns-repeated="6"/>
        </table:table-row>
        <table:table-row table:style-name="ro1">
          <table:table-cell office:value-type="float" office:value="1272267516" calcext:value-type="float">
            <text:p>1272267516</text:p>
          </table:table-cell>
          <table:table-cell office:value-type="float" office:value="1381114272" calcext:value-type="float">
            <text:p>1381114272</text:p>
          </table:table-cell>
          <table:table-cell office:value-type="float" office:value="1537582569" calcext:value-type="float">
            <text:p>1537582569</text:p>
          </table:table-cell>
          <table:table-cell table:number-columns-repeated="6"/>
        </table:table-row>
        <table:table-row table:style-name="ro1">
          <table:table-cell office:value-type="float" office:value="1374970133" calcext:value-type="float">
            <text:p>1374970133</text:p>
          </table:table-cell>
          <table:table-cell office:value-type="float" office:value="1343535427" calcext:value-type="float">
            <text:p>1343535427</text:p>
          </table:table-cell>
          <table:table-cell office:value-type="float" office:value="1526716589" calcext:value-type="float">
            <text:p>1526716589</text:p>
          </table:table-cell>
          <table:table-cell table:number-columns-repeated="6"/>
        </table:table-row>
        <table:table-row table:style-name="ro1">
          <table:table-cell office:value-type="float" office:value="1308158212" calcext:value-type="float">
            <text:p>1308158212</text:p>
          </table:table-cell>
          <table:table-cell office:value-type="float" office:value="1422461364" calcext:value-type="float">
            <text:p>1422461364</text:p>
          </table:table-cell>
          <table:table-cell office:value-type="float" office:value="1532882722" calcext:value-type="float">
            <text:p>1532882722</text:p>
          </table:table-cell>
          <table:table-cell table:number-columns-repeated="6"/>
        </table:table-row>
        <table:table-row table:style-name="ro1">
          <table:table-cell office:value-type="float" office:value="1294994732" calcext:value-type="float">
            <text:p>1294994732</text:p>
          </table:table-cell>
          <table:table-cell office:value-type="float" office:value="1377189204" calcext:value-type="float">
            <text:p>1377189204</text:p>
          </table:table-cell>
          <table:table-cell office:value-type="float" office:value="1508857067" calcext:value-type="float">
            <text:p>1508857067</text:p>
          </table:table-cell>
          <table:table-cell table:number-columns-repeated="6"/>
        </table:table-row>
        <table:table-row table:style-name="ro1">
          <table:table-cell office:value-type="float" office:value="1287530730" calcext:value-type="float">
            <text:p>1287530730</text:p>
          </table:table-cell>
          <table:table-cell office:value-type="float" office:value="1413554048" calcext:value-type="float">
            <text:p>1413554048</text:p>
          </table:table-cell>
          <table:table-cell office:value-type="float" office:value="1476779210" calcext:value-type="float">
            <text:p>1476779210</text:p>
          </table:table-cell>
          <table:table-cell table:number-columns-repeated="6"/>
        </table:table-row>
        <table:table-row table:style-name="ro1">
          <table:table-cell office:value-type="float" office:value="1321338240" calcext:value-type="float">
            <text:p>1321338240</text:p>
          </table:table-cell>
          <table:table-cell office:value-type="float" office:value="1403523991" calcext:value-type="float">
            <text:p>1403523991</text:p>
          </table:table-cell>
          <table:table-cell office:value-type="float" office:value="1539159094" calcext:value-type="float">
            <text:p>1539159094</text:p>
          </table:table-cell>
          <table:table-cell table:number-columns-repeated="6"/>
        </table:table-row>
        <table:table-row table:style-name="ro1">
          <table:table-cell office:value-type="float" office:value="1327311217" calcext:value-type="float">
            <text:p>1327311217</text:p>
          </table:table-cell>
          <table:table-cell office:value-type="float" office:value="1407191748" calcext:value-type="float">
            <text:p>1407191748</text:p>
          </table:table-cell>
          <table:table-cell office:value-type="float" office:value="1546094792" calcext:value-type="float">
            <text:p>1546094792</text:p>
          </table:table-cell>
          <table:table-cell table:number-columns-repeated="6"/>
        </table:table-row>
        <table:table-row table:style-name="ro1">
          <table:table-cell office:value-type="float" office:value="1346566370" calcext:value-type="float">
            <text:p>1346566370</text:p>
          </table:table-cell>
          <table:table-cell office:value-type="float" office:value="1439402172" calcext:value-type="float">
            <text:p>1439402172</text:p>
          </table:table-cell>
          <table:table-cell office:value-type="float" office:value="1494784267" calcext:value-type="float">
            <text:p>1494784267</text:p>
          </table:table-cell>
          <table:table-cell table:number-columns-repeated="6"/>
        </table:table-row>
        <table:table-row table:style-name="ro1">
          <table:table-cell office:value-type="float" office:value="1345162817" calcext:value-type="float">
            <text:p>1345162817</text:p>
          </table:table-cell>
          <table:table-cell office:value-type="float" office:value="1446993827" calcext:value-type="float">
            <text:p>1446993827</text:p>
          </table:table-cell>
          <table:table-cell office:value-type="float" office:value="1508981690" calcext:value-type="float">
            <text:p>1508981690</text:p>
          </table:table-cell>
          <table:table-cell table:number-columns-repeated="6"/>
        </table:table-row>
        <table:table-row table:style-name="ro1">
          <table:table-cell office:value-type="float" office:value="1312911565" calcext:value-type="float">
            <text:p>1312911565</text:p>
          </table:table-cell>
          <table:table-cell office:value-type="float" office:value="1372645267" calcext:value-type="float">
            <text:p>1372645267</text:p>
          </table:table-cell>
          <table:table-cell office:value-type="float" office:value="1499661471" calcext:value-type="float">
            <text:p>1499661471</text:p>
          </table:table-cell>
          <table:table-cell table:number-columns-repeated="6"/>
        </table:table-row>
        <table:table-row table:style-name="ro1">
          <table:table-cell office:value-type="float" office:value="1300368730" calcext:value-type="float">
            <text:p>1300368730</text:p>
          </table:table-cell>
          <table:table-cell office:value-type="float" office:value="1519893021" calcext:value-type="float">
            <text:p>1519893021</text:p>
          </table:table-cell>
          <table:table-cell office:value-type="float" office:value="1524878017" calcext:value-type="float">
            <text:p>1524878017</text:p>
          </table:table-cell>
          <table:table-cell table:number-columns-repeated="6"/>
        </table:table-row>
        <table:table-row table:style-name="ro1">
          <table:table-cell office:value-type="float" office:value="1287644706" calcext:value-type="float">
            <text:p>1287644706</text:p>
          </table:table-cell>
          <table:table-cell office:value-type="float" office:value="1416161236" calcext:value-type="float">
            <text:p>1416161236</text:p>
          </table:table-cell>
          <table:table-cell office:value-type="float" office:value="1586405996" calcext:value-type="float">
            <text:p>1586405996</text:p>
          </table:table-cell>
          <table:table-cell table:number-columns-repeated="6"/>
        </table:table-row>
        <table:table-row table:style-name="ro1">
          <table:table-cell office:value-type="float" office:value="1322892543" calcext:value-type="float">
            <text:p>1322892543</text:p>
          </table:table-cell>
          <table:table-cell office:value-type="float" office:value="1380750320" calcext:value-type="float">
            <text:p>1380750320</text:p>
          </table:table-cell>
          <table:table-cell office:value-type="float" office:value="1540075264" calcext:value-type="float">
            <text:p>1540075264</text:p>
          </table:table-cell>
          <table:table-cell table:number-columns-repeated="6"/>
        </table:table-row>
        <table:table-row table:style-name="ro1">
          <table:table-cell office:value-type="float" office:value="1298008602" calcext:value-type="float">
            <text:p>1298008602</text:p>
          </table:table-cell>
          <table:table-cell office:value-type="float" office:value="1400182149" calcext:value-type="float">
            <text:p>1400182149</text:p>
          </table:table-cell>
          <table:table-cell office:value-type="float" office:value="1480630176" calcext:value-type="float">
            <text:p>1480630176</text:p>
          </table:table-cell>
          <table:table-cell table:number-columns-repeated="6"/>
        </table:table-row>
      </table:table>
      <table:table table:name="4peer" table:style-name="ta1"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1message</text:p>
          </table:table-cell>
          <table:table-cell office:value-type="string" calcext:value-type="string">
            <text:p>4message</text:p>
          </table:table-cell>
          <table:table-cell office:value-type="string" calcext:value-type="string">
            <text:p>10message</text:p>
          </table:table-cell>
          <table:table-cell/>
          <table:table-cell office:value-type="string" calcext:value-type="string">
            <text:p>1message</text:p>
          </table:table-cell>
          <table:table-cell office:value-type="string" calcext:value-type="string">
            <text:p>4message</text:p>
          </table:table-cell>
          <table:table-cell office:value-type="string" calcext:value-type="string">
            <text:p>10message</text:p>
          </table:table-cell>
          <table:table-cell/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492126611" calcext:value-type="float">
            <text:p>1492126611</text:p>
          </table:table-cell>
          <table:table-cell office:value-type="float" office:value="1543388479" calcext:value-type="float">
            <text:p>1543388479</text:p>
          </table:table-cell>
          <table:table-cell office:value-type="float" office:value="1608842638" calcext:value-type="float">
            <text:p>1608842638</text:p>
          </table:table-cell>
          <table:table-cell office:value-type="string" calcext:value-type="string">
            <text:p>min</text:p>
          </table:table-cell>
          <table:table-cell table:formula="of:=MIN([.A2:.A31])" office:value-type="float" office:value="1464505496" calcext:value-type="float">
            <text:p>1464505496</text:p>
          </table:table-cell>
          <table:table-cell table:formula="of:=MIN([.B2:.B31])" office:value-type="float" office:value="1500262726" calcext:value-type="float">
            <text:p>1500262726</text:p>
          </table:table-cell>
          <table:table-cell table:formula="of:=MIN([.C2:.C31])" office:value-type="float" office:value="1581031095" calcext:value-type="float">
            <text:p>1581031095</text:p>
          </table:table-cell>
          <table:table-cell/>
          <table:table-cell table:formula="of:=STDEV([.A2:.A31])" office:value-type="float" office:value="26442513.5849262" calcext:value-type="float">
            <text:p>26442513.5849262</text:p>
          </table:table-cell>
        </table:table-row>
        <table:table-row table:style-name="ro1">
          <table:table-cell office:value-type="float" office:value="1474819811" calcext:value-type="float">
            <text:p>1474819811</text:p>
          </table:table-cell>
          <table:table-cell office:value-type="float" office:value="1556314252" calcext:value-type="float">
            <text:p>1556314252</text:p>
          </table:table-cell>
          <table:table-cell office:value-type="float" office:value="1716649558" calcext:value-type="float">
            <text:p>1716649558</text:p>
          </table:table-cell>
          <table:table-cell office:value-type="string" calcext:value-type="string">
            <text:p>average</text:p>
          </table:table-cell>
          <table:table-cell table:formula="of:=AVERAGE([.A2:.A31])" office:value-type="float" office:value="1505004485.56667" calcext:value-type="float">
            <text:p>1505004485.56667</text:p>
          </table:table-cell>
          <table:table-cell table:formula="of:=AVERAGE([.B2:.B31])" office:value-type="float" office:value="1575062789.13333" calcext:value-type="float">
            <text:p>1575062789.13333</text:p>
          </table:table-cell>
          <table:table-cell table:formula="of:=AVERAGE([.C2:.C31])" office:value-type="float" office:value="1638203805.66667" calcext:value-type="float">
            <text:p>1638203805.66667</text:p>
          </table:table-cell>
          <table:table-cell table:number-columns-repeated="2"/>
        </table:table-row>
        <table:table-row table:style-name="ro1">
          <table:table-cell office:value-type="float" office:value="1495253215" calcext:value-type="float">
            <text:p>1495253215</text:p>
          </table:table-cell>
          <table:table-cell office:value-type="float" office:value="1514268250" calcext:value-type="float">
            <text:p>1514268250</text:p>
          </table:table-cell>
          <table:table-cell office:value-type="float" office:value="1630949362" calcext:value-type="float">
            <text:p>1630949362</text:p>
          </table:table-cell>
          <table:table-cell office:value-type="string" calcext:value-type="string">
            <text:p>max</text:p>
          </table:table-cell>
          <table:table-cell table:formula="of:=MAX([.A2:.A31])" office:value-type="float" office:value="1591049588" calcext:value-type="float">
            <text:p>1591049588</text:p>
          </table:table-cell>
          <table:table-cell table:formula="of:=MAX([.B2:.B31])" office:value-type="float" office:value="1641939051" calcext:value-type="float">
            <text:p>1641939051</text:p>
          </table:table-cell>
          <table:table-cell table:formula="of:=MAX([.C2:.C31])" office:value-type="float" office:value="1716649558" calcext:value-type="float">
            <text:p>1716649558</text:p>
          </table:table-cell>
          <table:table-cell table:number-columns-repeated="2"/>
        </table:table-row>
        <table:table-row table:style-name="ro1">
          <table:table-cell office:value-type="float" office:value="1487940497" calcext:value-type="float">
            <text:p>1487940497</text:p>
          </table:table-cell>
          <table:table-cell office:value-type="float" office:value="1604715071" calcext:value-type="float">
            <text:p>1604715071</text:p>
          </table:table-cell>
          <table:table-cell office:value-type="float" office:value="1666612725" calcext:value-type="float">
            <text:p>1666612725</text:p>
          </table:table-cell>
          <table:table-cell table:number-columns-repeated="6"/>
        </table:table-row>
        <table:table-row table:style-name="ro1">
          <table:table-cell office:value-type="float" office:value="1481638421" calcext:value-type="float">
            <text:p>1481638421</text:p>
          </table:table-cell>
          <table:table-cell office:value-type="float" office:value="1579502061" calcext:value-type="float">
            <text:p>1579502061</text:p>
          </table:table-cell>
          <table:table-cell office:value-type="float" office:value="1601423596" calcext:value-type="float">
            <text:p>1601423596</text:p>
          </table:table-cell>
          <table:table-cell table:number-columns-repeated="6"/>
        </table:table-row>
        <table:table-row table:style-name="ro1">
          <table:table-cell office:value-type="float" office:value="1524873822" calcext:value-type="float">
            <text:p>1524873822</text:p>
          </table:table-cell>
          <table:table-cell office:value-type="float" office:value="1576439382" calcext:value-type="float">
            <text:p>1576439382</text:p>
          </table:table-cell>
          <table:table-cell office:value-type="float" office:value="1626088271" calcext:value-type="float">
            <text:p>1626088271</text:p>
          </table:table-cell>
          <table:table-cell table:number-columns-repeated="6"/>
        </table:table-row>
        <table:table-row table:style-name="ro1">
          <table:table-cell office:value-type="float" office:value="1506116546" calcext:value-type="float">
            <text:p>1506116546</text:p>
          </table:table-cell>
          <table:table-cell office:value-type="float" office:value="1559099475" calcext:value-type="float">
            <text:p>1559099475</text:p>
          </table:table-cell>
          <table:table-cell office:value-type="float" office:value="1639845605" calcext:value-type="float">
            <text:p>1639845605</text:p>
          </table:table-cell>
          <table:table-cell table:number-columns-repeated="6"/>
        </table:table-row>
        <table:table-row table:style-name="ro1">
          <table:table-cell office:value-type="float" office:value="1519902788" calcext:value-type="float">
            <text:p>1519902788</text:p>
          </table:table-cell>
          <table:table-cell office:value-type="float" office:value="1536553390" calcext:value-type="float">
            <text:p>1536553390</text:p>
          </table:table-cell>
          <table:table-cell office:value-type="float" office:value="1625262297" calcext:value-type="float">
            <text:p>1625262297</text:p>
          </table:table-cell>
          <table:table-cell table:number-columns-repeated="6"/>
        </table:table-row>
        <table:table-row table:style-name="ro1">
          <table:table-cell office:value-type="float" office:value="1481537248" calcext:value-type="float">
            <text:p>1481537248</text:p>
          </table:table-cell>
          <table:table-cell office:value-type="float" office:value="1583220565" calcext:value-type="float">
            <text:p>1583220565</text:p>
          </table:table-cell>
          <table:table-cell office:value-type="float" office:value="1665211528" calcext:value-type="float">
            <text:p>1665211528</text:p>
          </table:table-cell>
          <table:table-cell table:number-columns-repeated="6"/>
        </table:table-row>
        <table:table-row table:style-name="ro1">
          <table:table-cell office:value-type="float" office:value="1527043402" calcext:value-type="float">
            <text:p>1527043402</text:p>
          </table:table-cell>
          <table:table-cell office:value-type="float" office:value="1571229524" calcext:value-type="float">
            <text:p>1571229524</text:p>
          </table:table-cell>
          <table:table-cell office:value-type="float" office:value="1658503554" calcext:value-type="float">
            <text:p>1658503554</text:p>
          </table:table-cell>
          <table:table-cell table:number-columns-repeated="6"/>
        </table:table-row>
        <table:table-row table:style-name="ro1">
          <table:table-cell office:value-type="float" office:value="1467271244" calcext:value-type="float">
            <text:p>1467271244</text:p>
          </table:table-cell>
          <table:table-cell office:value-type="float" office:value="1615378315" calcext:value-type="float">
            <text:p>1615378315</text:p>
          </table:table-cell>
          <table:table-cell office:value-type="float" office:value="1614318260" calcext:value-type="float">
            <text:p>1614318260</text:p>
          </table:table-cell>
          <table:table-cell table:number-columns-repeated="6"/>
        </table:table-row>
        <table:table-row table:style-name="ro1">
          <table:table-cell office:value-type="float" office:value="1497223780" calcext:value-type="float">
            <text:p>1497223780</text:p>
          </table:table-cell>
          <table:table-cell office:value-type="float" office:value="1544132564" calcext:value-type="float">
            <text:p>1544132564</text:p>
          </table:table-cell>
          <table:table-cell office:value-type="float" office:value="1587863508" calcext:value-type="float">
            <text:p>1587863508</text:p>
          </table:table-cell>
          <table:table-cell table:number-columns-repeated="6"/>
        </table:table-row>
        <table:table-row table:style-name="ro1">
          <table:table-cell office:value-type="float" office:value="1521076939" calcext:value-type="float">
            <text:p>1521076939</text:p>
          </table:table-cell>
          <table:table-cell office:value-type="float" office:value="1538832840" calcext:value-type="float">
            <text:p>1538832840</text:p>
          </table:table-cell>
          <table:table-cell office:value-type="float" office:value="1665195473" calcext:value-type="float">
            <text:p>1665195473</text:p>
          </table:table-cell>
          <table:table-cell table:number-columns-repeated="6"/>
        </table:table-row>
        <table:table-row table:style-name="ro1">
          <table:table-cell office:value-type="float" office:value="1500613301" calcext:value-type="float">
            <text:p>1500613301</text:p>
          </table:table-cell>
          <table:table-cell office:value-type="float" office:value="1554370952" calcext:value-type="float">
            <text:p>1554370952</text:p>
          </table:table-cell>
          <table:table-cell office:value-type="float" office:value="1619708551" calcext:value-type="float">
            <text:p>1619708551</text:p>
          </table:table-cell>
          <table:table-cell table:number-columns-repeated="6"/>
        </table:table-row>
        <table:table-row table:style-name="ro1">
          <table:table-cell office:value-type="float" office:value="1507801185" calcext:value-type="float">
            <text:p>1507801185</text:p>
          </table:table-cell>
          <table:table-cell office:value-type="float" office:value="1500262726" calcext:value-type="float">
            <text:p>1500262726</text:p>
          </table:table-cell>
          <table:table-cell office:value-type="float" office:value="1608105546" calcext:value-type="float">
            <text:p>1608105546</text:p>
          </table:table-cell>
          <table:table-cell table:number-columns-repeated="6"/>
        </table:table-row>
        <table:table-row table:style-name="ro1">
          <table:table-cell office:value-type="float" office:value="1464505496" calcext:value-type="float">
            <text:p>1464505496</text:p>
          </table:table-cell>
          <table:table-cell office:value-type="float" office:value="1597110432" calcext:value-type="float">
            <text:p>1597110432</text:p>
          </table:table-cell>
          <table:table-cell office:value-type="float" office:value="1646280199" calcext:value-type="float">
            <text:p>1646280199</text:p>
          </table:table-cell>
          <table:table-cell table:number-columns-repeated="6"/>
        </table:table-row>
        <table:table-row table:style-name="ro1">
          <table:table-cell office:value-type="float" office:value="1499931462" calcext:value-type="float">
            <text:p>1499931462</text:p>
          </table:table-cell>
          <table:table-cell office:value-type="float" office:value="1618784978" calcext:value-type="float">
            <text:p>1618784978</text:p>
          </table:table-cell>
          <table:table-cell office:value-type="float" office:value="1651175586" calcext:value-type="float">
            <text:p>1651175586</text:p>
          </table:table-cell>
          <table:table-cell table:number-columns-repeated="6"/>
        </table:table-row>
        <table:table-row table:style-name="ro1">
          <table:table-cell office:value-type="float" office:value="1564183326" calcext:value-type="float">
            <text:p>1564183326</text:p>
          </table:table-cell>
          <table:table-cell office:value-type="float" office:value="1641939051" calcext:value-type="float">
            <text:p>1641939051</text:p>
          </table:table-cell>
          <table:table-cell office:value-type="float" office:value="1581031095" calcext:value-type="float">
            <text:p>1581031095</text:p>
          </table:table-cell>
          <table:table-cell table:number-columns-repeated="6"/>
        </table:table-row>
        <table:table-row table:style-name="ro1">
          <table:table-cell office:value-type="float" office:value="1491313811" calcext:value-type="float">
            <text:p>1491313811</text:p>
          </table:table-cell>
          <table:table-cell office:value-type="float" office:value="1566109752" calcext:value-type="float">
            <text:p>1566109752</text:p>
          </table:table-cell>
          <table:table-cell office:value-type="float" office:value="1713837221" calcext:value-type="float">
            <text:p>1713837221</text:p>
          </table:table-cell>
          <table:table-cell table:number-columns-repeated="6"/>
        </table:table-row>
        <table:table-row table:style-name="ro1">
          <table:table-cell office:value-type="float" office:value="1486192779" calcext:value-type="float">
            <text:p>1486192779</text:p>
          </table:table-cell>
          <table:table-cell office:value-type="float" office:value="1596502831" calcext:value-type="float">
            <text:p>1596502831</text:p>
          </table:table-cell>
          <table:table-cell office:value-type="float" office:value="1631118750" calcext:value-type="float">
            <text:p>1631118750</text:p>
          </table:table-cell>
          <table:table-cell table:number-columns-repeated="6"/>
        </table:table-row>
        <table:table-row table:style-name="ro1">
          <table:table-cell office:value-type="float" office:value="1533603044" calcext:value-type="float">
            <text:p>1533603044</text:p>
          </table:table-cell>
          <table:table-cell office:value-type="float" office:value="1604141104" calcext:value-type="float">
            <text:p>1604141104</text:p>
          </table:table-cell>
          <table:table-cell office:value-type="float" office:value="1670268937" calcext:value-type="float">
            <text:p>1670268937</text:p>
          </table:table-cell>
          <table:table-cell table:number-columns-repeated="6"/>
        </table:table-row>
        <table:table-row table:style-name="ro1">
          <table:table-cell office:value-type="float" office:value="1489284138" calcext:value-type="float">
            <text:p>1489284138</text:p>
          </table:table-cell>
          <table:table-cell office:value-type="float" office:value="1632228391" calcext:value-type="float">
            <text:p>1632228391</text:p>
          </table:table-cell>
          <table:table-cell office:value-type="float" office:value="1674365984" calcext:value-type="float">
            <text:p>1674365984</text:p>
          </table:table-cell>
          <table:table-cell table:number-columns-repeated="6"/>
        </table:table-row>
        <table:table-row table:style-name="ro1">
          <table:table-cell office:value-type="float" office:value="1526933920" calcext:value-type="float">
            <text:p>1526933920</text:p>
          </table:table-cell>
          <table:table-cell office:value-type="float" office:value="1566650771" calcext:value-type="float">
            <text:p>1566650771</text:p>
          </table:table-cell>
          <table:table-cell office:value-type="float" office:value="1676151633" calcext:value-type="float">
            <text:p>1676151633</text:p>
          </table:table-cell>
          <table:table-cell table:number-columns-repeated="6"/>
        </table:table-row>
        <table:table-row table:style-name="ro1">
          <table:table-cell office:value-type="float" office:value="1503717630" calcext:value-type="float">
            <text:p>1503717630</text:p>
          </table:table-cell>
          <table:table-cell office:value-type="float" office:value="1592318245" calcext:value-type="float">
            <text:p>1592318245</text:p>
          </table:table-cell>
          <table:table-cell office:value-type="float" office:value="1613081432" calcext:value-type="float">
            <text:p>1613081432</text:p>
          </table:table-cell>
          <table:table-cell table:number-columns-repeated="6"/>
        </table:table-row>
        <table:table-row table:style-name="ro1">
          <table:table-cell office:value-type="float" office:value="1494007127" calcext:value-type="float">
            <text:p>1494007127</text:p>
          </table:table-cell>
          <table:table-cell office:value-type="float" office:value="1592005610" calcext:value-type="float">
            <text:p>1592005610</text:p>
          </table:table-cell>
          <table:table-cell office:value-type="float" office:value="1618643471" calcext:value-type="float">
            <text:p>1618643471</text:p>
          </table:table-cell>
          <table:table-cell table:number-columns-repeated="6"/>
        </table:table-row>
        <table:table-row table:style-name="ro1">
          <table:table-cell office:value-type="float" office:value="1503572357" calcext:value-type="float">
            <text:p>1503572357</text:p>
          </table:table-cell>
          <table:table-cell office:value-type="float" office:value="1578366773" calcext:value-type="float">
            <text:p>1578366773</text:p>
          </table:table-cell>
          <table:table-cell office:value-type="float" office:value="1658163111" calcext:value-type="float">
            <text:p>1658163111</text:p>
          </table:table-cell>
          <table:table-cell table:number-columns-repeated="6"/>
        </table:table-row>
        <table:table-row table:style-name="ro1">
          <table:table-cell office:value-type="float" office:value="1591049588" calcext:value-type="float">
            <text:p>1591049588</text:p>
          </table:table-cell>
          <table:table-cell office:value-type="float" office:value="1552609842" calcext:value-type="float">
            <text:p>1552609842</text:p>
          </table:table-cell>
          <table:table-cell office:value-type="float" office:value="1671216874" calcext:value-type="float">
            <text:p>1671216874</text:p>
          </table:table-cell>
          <table:table-cell table:number-columns-repeated="6"/>
        </table:table-row>
        <table:table-row table:style-name="ro1">
          <table:table-cell office:value-type="float" office:value="1510407322" calcext:value-type="float">
            <text:p>1510407322</text:p>
          </table:table-cell>
          <table:table-cell office:value-type="float" office:value="1574677567" calcext:value-type="float">
            <text:p>1574677567</text:p>
          </table:table-cell>
          <table:table-cell office:value-type="float" office:value="1588571037" calcext:value-type="float">
            <text:p>1588571037</text:p>
          </table:table-cell>
          <table:table-cell table:number-columns-repeated="6"/>
        </table:table-row>
        <table:table-row table:style-name="ro1">
          <table:table-cell office:value-type="float" office:value="1499670451" calcext:value-type="float">
            <text:p>1499670451</text:p>
          </table:table-cell>
          <table:table-cell office:value-type="float" office:value="1552010499" calcext:value-type="float">
            <text:p>1552010499</text:p>
          </table:table-cell>
          <table:table-cell office:value-type="float" office:value="1593263385" calcext:value-type="float">
            <text:p>1593263385</text:p>
          </table:table-cell>
          <table:table-cell table:number-columns-repeated="6"/>
        </table:table-row>
        <table:table-row table:style-name="ro1">
          <table:table-cell office:value-type="float" office:value="1506523306" calcext:value-type="float">
            <text:p>1506523306</text:p>
          </table:table-cell>
          <table:table-cell office:value-type="float" office:value="1608719982" calcext:value-type="float">
            <text:p>1608719982</text:p>
          </table:table-cell>
          <table:table-cell office:value-type="float" office:value="1624364983" calcext:value-type="float">
            <text:p>1624364983</text:p>
          </table:table-cell>
          <table:table-cell table:number-columns-repeated="6"/>
        </table:table-row>
      </table:table>
      <table:table table:name="5peer" table:style-name="ta1"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1message</text:p>
          </table:table-cell>
          <table:table-cell office:value-type="string" calcext:value-type="string">
            <text:p>4message</text:p>
          </table:table-cell>
          <table:table-cell office:value-type="string" calcext:value-type="string">
            <text:p>10message</text:p>
          </table:table-cell>
          <table:table-cell/>
          <table:table-cell office:value-type="string" calcext:value-type="string">
            <text:p>1message</text:p>
          </table:table-cell>
          <table:table-cell office:value-type="string" calcext:value-type="string">
            <text:p>4message</text:p>
          </table:table-cell>
          <table:table-cell office:value-type="string" calcext:value-type="string">
            <text:p>10message</text:p>
          </table:table-cell>
          <table:table-cell/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655217453" calcext:value-type="float">
            <text:p>1655217453</text:p>
          </table:table-cell>
          <table:table-cell office:value-type="float" office:value="1768393502" calcext:value-type="float">
            <text:p>1768393502</text:p>
          </table:table-cell>
          <table:table-cell office:value-type="float" office:value="1773244339" calcext:value-type="float">
            <text:p>1773244339</text:p>
          </table:table-cell>
          <table:table-cell office:value-type="string" calcext:value-type="string">
            <text:p>min</text:p>
          </table:table-cell>
          <table:table-cell table:formula="of:=MIN([.A2:.A31])" office:value-type="float" office:value="1591159107" calcext:value-type="float">
            <text:p>1591159107</text:p>
          </table:table-cell>
          <table:table-cell table:formula="of:=MIN([.B2:.B31])" office:value-type="float" office:value="1642774364" calcext:value-type="float">
            <text:p>1642774364</text:p>
          </table:table-cell>
          <table:table-cell table:formula="of:=MIN([.C2:.C31])" office:value-type="float" office:value="1713970417" calcext:value-type="float">
            <text:p>1713970417</text:p>
          </table:table-cell>
          <table:table-cell/>
          <table:table-cell table:formula="of:=STDEV([.A2:.A31])" office:value-type="float" office:value="30734723.870592" calcext:value-type="float">
            <text:p>30734723.870592</text:p>
          </table:table-cell>
        </table:table-row>
        <table:table-row table:style-name="ro1">
          <table:table-cell office:value-type="float" office:value="1609446132" calcext:value-type="float">
            <text:p>1609446132</text:p>
          </table:table-cell>
          <table:table-cell office:value-type="float" office:value="1657547615" calcext:value-type="float">
            <text:p>1657547615</text:p>
          </table:table-cell>
          <table:table-cell office:value-type="float" office:value="1787943127" calcext:value-type="float">
            <text:p>1787943127</text:p>
          </table:table-cell>
          <table:table-cell office:value-type="string" calcext:value-type="string">
            <text:p>average</text:p>
          </table:table-cell>
          <table:table-cell table:formula="of:=AVERAGE([.A2:.A31])" office:value-type="float" office:value="1651892082.63333" calcext:value-type="float">
            <text:p>1651892082.63333</text:p>
          </table:table-cell>
          <table:table-cell table:formula="of:=AVERAGE([.B2:.B31])" office:value-type="float" office:value="1719476405.6" calcext:value-type="float">
            <text:p>1719476405.6</text:p>
          </table:table-cell>
          <table:table-cell table:formula="of:=AVERAGE([.C2:.C31])" office:value-type="float" office:value="1771449653" calcext:value-type="float">
            <text:p>1771449653</text:p>
          </table:table-cell>
          <table:table-cell table:number-columns-repeated="2"/>
        </table:table-row>
        <table:table-row table:style-name="ro1">
          <table:table-cell office:value-type="float" office:value="1653831729" calcext:value-type="float">
            <text:p>1653831729</text:p>
          </table:table-cell>
          <table:table-cell office:value-type="float" office:value="1732314291" calcext:value-type="float">
            <text:p>1732314291</text:p>
          </table:table-cell>
          <table:table-cell office:value-type="float" office:value="1736618258" calcext:value-type="float">
            <text:p>1736618258</text:p>
          </table:table-cell>
          <table:table-cell office:value-type="string" calcext:value-type="string">
            <text:p>max</text:p>
          </table:table-cell>
          <table:table-cell table:formula="of:=MAX([.A2:.A31])" office:value-type="float" office:value="1706471707" calcext:value-type="float">
            <text:p>1706471707</text:p>
          </table:table-cell>
          <table:table-cell table:formula="of:=MAX([.B2:.B31])" office:value-type="float" office:value="1820792582" calcext:value-type="float">
            <text:p>1820792582</text:p>
          </table:table-cell>
          <table:table-cell table:formula="of:=MAX([.C2:.C31])" office:value-type="float" office:value="1840124470" calcext:value-type="float">
            <text:p>1840124470</text:p>
          </table:table-cell>
          <table:table-cell table:number-columns-repeated="2"/>
        </table:table-row>
        <table:table-row table:style-name="ro1">
          <table:table-cell office:value-type="float" office:value="1604410252" calcext:value-type="float">
            <text:p>1604410252</text:p>
          </table:table-cell>
          <table:table-cell office:value-type="float" office:value="1671311959" calcext:value-type="float">
            <text:p>1671311959</text:p>
          </table:table-cell>
          <table:table-cell office:value-type="float" office:value="1754982954" calcext:value-type="float">
            <text:p>1754982954</text:p>
          </table:table-cell>
          <table:table-cell table:number-columns-repeated="6"/>
        </table:table-row>
        <table:table-row table:style-name="ro1">
          <table:table-cell office:value-type="float" office:value="1591159107" calcext:value-type="float">
            <text:p>1591159107</text:p>
          </table:table-cell>
          <table:table-cell office:value-type="float" office:value="1793035482" calcext:value-type="float">
            <text:p>1793035482</text:p>
          </table:table-cell>
          <table:table-cell office:value-type="float" office:value="1754395183" calcext:value-type="float">
            <text:p>1754395183</text:p>
          </table:table-cell>
          <table:table-cell table:number-columns-repeated="6"/>
        </table:table-row>
        <table:table-row table:style-name="ro1">
          <table:table-cell office:value-type="float" office:value="1687835866" calcext:value-type="float">
            <text:p>1687835866</text:p>
          </table:table-cell>
          <table:table-cell office:value-type="float" office:value="1751482904" calcext:value-type="float">
            <text:p>1751482904</text:p>
          </table:table-cell>
          <table:table-cell office:value-type="float" office:value="1812883974" calcext:value-type="float">
            <text:p>1812883974</text:p>
          </table:table-cell>
          <table:table-cell table:number-columns-repeated="6"/>
        </table:table-row>
        <table:table-row table:style-name="ro1">
          <table:table-cell office:value-type="float" office:value="1635285408" calcext:value-type="float">
            <text:p>1635285408</text:p>
          </table:table-cell>
          <table:table-cell office:value-type="float" office:value="1734499111" calcext:value-type="float">
            <text:p>1734499111</text:p>
          </table:table-cell>
          <table:table-cell office:value-type="float" office:value="1799569868" calcext:value-type="float">
            <text:p>1799569868</text:p>
          </table:table-cell>
          <table:table-cell table:number-columns-repeated="6"/>
        </table:table-row>
        <table:table-row table:style-name="ro1">
          <table:table-cell office:value-type="float" office:value="1677080185" calcext:value-type="float">
            <text:p>1677080185</text:p>
          </table:table-cell>
          <table:table-cell office:value-type="float" office:value="1820792582" calcext:value-type="float">
            <text:p>1820792582</text:p>
          </table:table-cell>
          <table:table-cell office:value-type="float" office:value="1787101508" calcext:value-type="float">
            <text:p>1787101508</text:p>
          </table:table-cell>
          <table:table-cell table:number-columns-repeated="6"/>
        </table:table-row>
        <table:table-row table:style-name="ro1">
          <table:table-cell office:value-type="float" office:value="1626625038" calcext:value-type="float">
            <text:p>1626625038</text:p>
          </table:table-cell>
          <table:table-cell office:value-type="float" office:value="1689607227" calcext:value-type="float">
            <text:p>1689607227</text:p>
          </table:table-cell>
          <table:table-cell office:value-type="float" office:value="1764025959" calcext:value-type="float">
            <text:p>1764025959</text:p>
          </table:table-cell>
          <table:table-cell table:number-columns-repeated="6"/>
        </table:table-row>
        <table:table-row table:style-name="ro1">
          <table:table-cell office:value-type="float" office:value="1640104273" calcext:value-type="float">
            <text:p>1640104273</text:p>
          </table:table-cell>
          <table:table-cell office:value-type="float" office:value="1737535513" calcext:value-type="float">
            <text:p>1737535513</text:p>
          </table:table-cell>
          <table:table-cell office:value-type="float" office:value="1790258707" calcext:value-type="float">
            <text:p>1790258707</text:p>
          </table:table-cell>
          <table:table-cell table:number-columns-repeated="6"/>
        </table:table-row>
        <table:table-row table:style-name="ro1">
          <table:table-cell office:value-type="float" office:value="1691083369" calcext:value-type="float">
            <text:p>1691083369</text:p>
          </table:table-cell>
          <table:table-cell office:value-type="float" office:value="1690075233" calcext:value-type="float">
            <text:p>1690075233</text:p>
          </table:table-cell>
          <table:table-cell office:value-type="float" office:value="1787719156" calcext:value-type="float">
            <text:p>1787719156</text:p>
          </table:table-cell>
          <table:table-cell table:number-columns-repeated="6"/>
        </table:table-row>
        <table:table-row table:style-name="ro1">
          <table:table-cell office:value-type="float" office:value="1651214658" calcext:value-type="float">
            <text:p>1651214658</text:p>
          </table:table-cell>
          <table:table-cell office:value-type="float" office:value="1642774364" calcext:value-type="float">
            <text:p>1642774364</text:p>
          </table:table-cell>
          <table:table-cell office:value-type="float" office:value="1800333965" calcext:value-type="float">
            <text:p>1800333965</text:p>
          </table:table-cell>
          <table:table-cell table:number-columns-repeated="6"/>
        </table:table-row>
        <table:table-row table:style-name="ro1">
          <table:table-cell office:value-type="float" office:value="1680377247" calcext:value-type="float">
            <text:p>1680377247</text:p>
          </table:table-cell>
          <table:table-cell office:value-type="float" office:value="1748166507" calcext:value-type="float">
            <text:p>1748166507</text:p>
          </table:table-cell>
          <table:table-cell office:value-type="float" office:value="1713970417" calcext:value-type="float">
            <text:p>1713970417</text:p>
          </table:table-cell>
          <table:table-cell table:number-columns-repeated="6"/>
        </table:table-row>
        <table:table-row table:style-name="ro1">
          <table:table-cell office:value-type="float" office:value="1706471707" calcext:value-type="float">
            <text:p>1706471707</text:p>
          </table:table-cell>
          <table:table-cell office:value-type="float" office:value="1695190048" calcext:value-type="float">
            <text:p>1695190048</text:p>
          </table:table-cell>
          <table:table-cell office:value-type="float" office:value="1775607361" calcext:value-type="float">
            <text:p>1775607361</text:p>
          </table:table-cell>
          <table:table-cell table:number-columns-repeated="6"/>
        </table:table-row>
        <table:table-row table:style-name="ro1">
          <table:table-cell office:value-type="float" office:value="1650435835" calcext:value-type="float">
            <text:p>1650435835</text:p>
          </table:table-cell>
          <table:table-cell office:value-type="float" office:value="1735469023" calcext:value-type="float">
            <text:p>1735469023</text:p>
          </table:table-cell>
          <table:table-cell office:value-type="float" office:value="1766731031" calcext:value-type="float">
            <text:p>1766731031</text:p>
          </table:table-cell>
          <table:table-cell table:number-columns-repeated="6"/>
        </table:table-row>
        <table:table-row table:style-name="ro1">
          <table:table-cell office:value-type="float" office:value="1693883179" calcext:value-type="float">
            <text:p>1693883179</text:p>
          </table:table-cell>
          <table:table-cell office:value-type="float" office:value="1711530748" calcext:value-type="float">
            <text:p>1711530748</text:p>
          </table:table-cell>
          <table:table-cell office:value-type="float" office:value="1768378764" calcext:value-type="float">
            <text:p>1768378764</text:p>
          </table:table-cell>
          <table:table-cell table:number-columns-repeated="6"/>
        </table:table-row>
        <table:table-row table:style-name="ro1">
          <table:table-cell office:value-type="float" office:value="1618031243" calcext:value-type="float">
            <text:p>1618031243</text:p>
          </table:table-cell>
          <table:table-cell office:value-type="float" office:value="1658231473" calcext:value-type="float">
            <text:p>1658231473</text:p>
          </table:table-cell>
          <table:table-cell office:value-type="float" office:value="1754585426" calcext:value-type="float">
            <text:p>1754585426</text:p>
          </table:table-cell>
          <table:table-cell table:number-columns-repeated="6"/>
        </table:table-row>
        <table:table-row table:style-name="ro1">
          <table:table-cell office:value-type="float" office:value="1673047697" calcext:value-type="float">
            <text:p>1673047697</text:p>
          </table:table-cell>
          <table:table-cell office:value-type="float" office:value="1711728969" calcext:value-type="float">
            <text:p>1711728969</text:p>
          </table:table-cell>
          <table:table-cell office:value-type="float" office:value="1766492223" calcext:value-type="float">
            <text:p>1766492223</text:p>
          </table:table-cell>
          <table:table-cell table:number-columns-repeated="6"/>
        </table:table-row>
        <table:table-row table:style-name="ro1">
          <table:table-cell office:value-type="float" office:value="1656518409" calcext:value-type="float">
            <text:p>1656518409</text:p>
          </table:table-cell>
          <table:table-cell office:value-type="float" office:value="1679825188" calcext:value-type="float">
            <text:p>1679825188</text:p>
          </table:table-cell>
          <table:table-cell office:value-type="float" office:value="1729718807" calcext:value-type="float">
            <text:p>1729718807</text:p>
          </table:table-cell>
          <table:table-cell table:number-columns-repeated="6"/>
        </table:table-row>
        <table:table-row table:style-name="ro1">
          <table:table-cell office:value-type="float" office:value="1664051187" calcext:value-type="float">
            <text:p>1664051187</text:p>
          </table:table-cell>
          <table:table-cell office:value-type="float" office:value="1716738424" calcext:value-type="float">
            <text:p>1716738424</text:p>
          </table:table-cell>
          <table:table-cell office:value-type="float" office:value="1772466712" calcext:value-type="float">
            <text:p>1772466712</text:p>
          </table:table-cell>
          <table:table-cell table:number-columns-repeated="6"/>
        </table:table-row>
        <table:table-row table:style-name="ro1">
          <table:table-cell office:value-type="float" office:value="1671480179" calcext:value-type="float">
            <text:p>1671480179</text:p>
          </table:table-cell>
          <table:table-cell office:value-type="float" office:value="1694922003" calcext:value-type="float">
            <text:p>1694922003</text:p>
          </table:table-cell>
          <table:table-cell office:value-type="float" office:value="1737535001" calcext:value-type="float">
            <text:p>1737535001</text:p>
          </table:table-cell>
          <table:table-cell table:number-columns-repeated="6"/>
        </table:table-row>
        <table:table-row table:style-name="ro1">
          <table:table-cell office:value-type="float" office:value="1684029624" calcext:value-type="float">
            <text:p>1684029624</text:p>
          </table:table-cell>
          <table:table-cell office:value-type="float" office:value="1730489100" calcext:value-type="float">
            <text:p>1730489100</text:p>
          </table:table-cell>
          <table:table-cell office:value-type="float" office:value="1782124350" calcext:value-type="float">
            <text:p>1782124350</text:p>
          </table:table-cell>
          <table:table-cell table:number-columns-repeated="6"/>
        </table:table-row>
        <table:table-row table:style-name="ro1">
          <table:table-cell office:value-type="float" office:value="1682762671" calcext:value-type="float">
            <text:p>1682762671</text:p>
          </table:table-cell>
          <table:table-cell office:value-type="float" office:value="1681199811" calcext:value-type="float">
            <text:p>1681199811</text:p>
          </table:table-cell>
          <table:table-cell office:value-type="float" office:value="1755852812" calcext:value-type="float">
            <text:p>1755852812</text:p>
          </table:table-cell>
          <table:table-cell table:number-columns-repeated="6"/>
        </table:table-row>
        <table:table-row table:style-name="ro1">
          <table:table-cell office:value-type="float" office:value="1666582686" calcext:value-type="float">
            <text:p>1666582686</text:p>
          </table:table-cell>
          <table:table-cell office:value-type="float" office:value="1698780647" calcext:value-type="float">
            <text:p>1698780647</text:p>
          </table:table-cell>
          <table:table-cell office:value-type="float" office:value="1770329054" calcext:value-type="float">
            <text:p>1770329054</text:p>
          </table:table-cell>
          <table:table-cell table:number-columns-repeated="6"/>
        </table:table-row>
        <table:table-row table:style-name="ro1">
          <table:table-cell office:value-type="float" office:value="1614025563" calcext:value-type="float">
            <text:p>1614025563</text:p>
          </table:table-cell>
          <table:table-cell office:value-type="float" office:value="1745880477" calcext:value-type="float">
            <text:p>1745880477</text:p>
          </table:table-cell>
          <table:table-cell office:value-type="float" office:value="1733042032" calcext:value-type="float">
            <text:p>1733042032</text:p>
          </table:table-cell>
          <table:table-cell table:number-columns-repeated="6"/>
        </table:table-row>
        <table:table-row table:style-name="ro1">
          <table:table-cell office:value-type="float" office:value="1640199367" calcext:value-type="float">
            <text:p>1640199367</text:p>
          </table:table-cell>
          <table:table-cell office:value-type="float" office:value="1747289876" calcext:value-type="float">
            <text:p>1747289876</text:p>
          </table:table-cell>
          <table:table-cell office:value-type="float" office:value="1730537140" calcext:value-type="float">
            <text:p>1730537140</text:p>
          </table:table-cell>
          <table:table-cell table:number-columns-repeated="6"/>
        </table:table-row>
        <table:table-row table:style-name="ro1">
          <table:table-cell office:value-type="float" office:value="1632742013" calcext:value-type="float">
            <text:p>1632742013</text:p>
          </table:table-cell>
          <table:table-cell office:value-type="float" office:value="1713292906" calcext:value-type="float">
            <text:p>1713292906</text:p>
          </table:table-cell>
          <table:table-cell office:value-type="float" office:value="1840124470" calcext:value-type="float">
            <text:p>1840124470</text:p>
          </table:table-cell>
          <table:table-cell table:number-columns-repeated="6"/>
        </table:table-row>
        <table:table-row table:style-name="ro1">
          <table:table-cell office:value-type="float" office:value="1607531979" calcext:value-type="float">
            <text:p>1607531979</text:p>
          </table:table-cell>
          <table:table-cell office:value-type="float" office:value="1769391427" calcext:value-type="float">
            <text:p>1769391427</text:p>
          </table:table-cell>
          <table:table-cell office:value-type="float" office:value="1786407801" calcext:value-type="float">
            <text:p>1786407801</text:p>
          </table:table-cell>
          <table:table-cell table:number-columns-repeated="6"/>
        </table:table-row>
        <table:table-row table:style-name="ro1">
          <table:table-cell office:value-type="float" office:value="1620838677" calcext:value-type="float">
            <text:p>1620838677</text:p>
          </table:table-cell>
          <table:table-cell office:value-type="float" office:value="1702088052" calcext:value-type="float">
            <text:p>1702088052</text:p>
          </table:table-cell>
          <table:table-cell office:value-type="float" office:value="1837122594" calcext:value-type="float">
            <text:p>1837122594</text:p>
          </table:table-cell>
          <table:table-cell table:number-columns-repeated="6"/>
        </table:table-row>
        <table:table-row table:style-name="ro1">
          <table:table-cell office:value-type="float" office:value="1670459746" calcext:value-type="float">
            <text:p>1670459746</text:p>
          </table:table-cell>
          <table:table-cell office:value-type="float" office:value="1754707706" calcext:value-type="float">
            <text:p>1754707706</text:p>
          </table:table-cell>
          <table:table-cell office:value-type="float" office:value="1773386597" calcext:value-type="float">
            <text:p>1773386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52112391" calcext:value-type="float">
            <text:p>1752112391</text:p>
          </table:table-cell>
          <table:table-cell office:value-type="float" office:value="1768393502" calcext:value-type="float">
            <text:p>1768393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57547615" calcext:value-type="float">
            <text:p>16575476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32314291" calcext:value-type="float">
            <text:p>17323142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1311959" calcext:value-type="float">
            <text:p>16713119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93035482" calcext:value-type="float">
            <text:p>17930354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51482904" calcext:value-type="float">
            <text:p>17514829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34499111" calcext:value-type="float">
            <text:p>17344991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20792582" calcext:value-type="float">
            <text:p>1820792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9607227" calcext:value-type="float">
            <text:p>16896072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37535513" calcext:value-type="float">
            <text:p>17375355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0075233" calcext:value-type="float">
            <text:p>16900752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2774364" calcext:value-type="float">
            <text:p>16427743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8166507" calcext:value-type="float">
            <text:p>17481665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5190048" calcext:value-type="float">
            <text:p>16951900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35469023" calcext:value-type="float">
            <text:p>1735469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11530748" calcext:value-type="float">
            <text:p>17115307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58231473" calcext:value-type="float">
            <text:p>16582314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11728969" calcext:value-type="float">
            <text:p>17117289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9825188" calcext:value-type="float">
            <text:p>16798251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16738424" calcext:value-type="float">
            <text:p>17167384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4922003" calcext:value-type="float">
            <text:p>16949220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30489100" calcext:value-type="float">
            <text:p>17304891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1199811" calcext:value-type="float">
            <text:p>16811998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8780647" calcext:value-type="float">
            <text:p>16987806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5880477" calcext:value-type="float">
            <text:p>17458804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7289876" calcext:value-type="float">
            <text:p>17472898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13292906" calcext:value-type="float">
            <text:p>17132929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69391427" calcext:value-type="float">
            <text:p>17693914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2088052" calcext:value-type="float">
            <text:p>17020880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54707706" calcext:value-type="float">
            <text:p>17547077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52112391" calcext:value-type="float">
            <text:p>1752112391</text:p>
          </table:table-cell>
          <table:table-cell table:number-columns-repeated="7"/>
        </table:table-row>
      </table:table>
      <table:table table:name="10peer" table:style-name="ta1"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1message</text:p>
          </table:table-cell>
          <table:table-cell office:value-type="string" calcext:value-type="string">
            <text:p>4message</text:p>
          </table:table-cell>
          <table:table-cell office:value-type="string" calcext:value-type="string">
            <text:p>10message</text:p>
          </table:table-cell>
          <table:table-cell/>
          <table:table-cell office:value-type="string" calcext:value-type="string">
            <text:p>1message</text:p>
          </table:table-cell>
          <table:table-cell office:value-type="string" calcext:value-type="string">
            <text:p>4message</text:p>
          </table:table-cell>
          <table:table-cell office:value-type="string" calcext:value-type="string">
            <text:p>10message</text:p>
          </table:table-cell>
          <table:table-cell/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2173101321" calcext:value-type="float">
            <text:p>2173101321</text:p>
          </table:table-cell>
          <table:table-cell office:value-type="float" office:value="2245898307" calcext:value-type="float">
            <text:p>2245898307</text:p>
          </table:table-cell>
          <table:table-cell office:value-type="float" office:value="2244375840" calcext:value-type="float">
            <text:p>2244375840</text:p>
          </table:table-cell>
          <table:table-cell office:value-type="string" calcext:value-type="string">
            <text:p>min</text:p>
          </table:table-cell>
          <table:table-cell table:formula="of:=MIN([.A2:.A31])" office:value-type="float" office:value="2082170199" calcext:value-type="float">
            <text:p>2082170199</text:p>
          </table:table-cell>
          <table:table-cell table:formula="of:=MIN([.B2:.B31])" office:value-type="float" office:value="2121026502" calcext:value-type="float">
            <text:p>2121026502</text:p>
          </table:table-cell>
          <table:table-cell table:formula="of:=MIN([.C2:.C31])" office:value-type="float" office:value="2160574711" calcext:value-type="float">
            <text:p>2160574711</text:p>
          </table:table-cell>
          <table:table-cell/>
          <table:table-cell table:formula="of:=STDEV([.A2:.A31])" office:value-type="float" office:value="40526026.9438196" calcext:value-type="float">
            <text:p>40526026.9438196</text:p>
          </table:table-cell>
        </table:table-row>
        <table:table-row table:style-name="ro1">
          <table:table-cell office:value-type="float" office:value="2159580802" calcext:value-type="float">
            <text:p>2159580802</text:p>
          </table:table-cell>
          <table:table-cell office:value-type="float" office:value="2186001373" calcext:value-type="float">
            <text:p>2186001373</text:p>
          </table:table-cell>
          <table:table-cell office:value-type="float" office:value="2290899643" calcext:value-type="float">
            <text:p>2290899643</text:p>
          </table:table-cell>
          <table:table-cell office:value-type="string" calcext:value-type="string">
            <text:p>average</text:p>
          </table:table-cell>
          <table:table-cell table:formula="of:=AVERAGE([.A2:.A31])" office:value-type="float" office:value="2168090968.93333" calcext:value-type="float">
            <text:p>2168090968.93333</text:p>
          </table:table-cell>
          <table:table-cell table:formula="of:=AVERAGE([.B2:.B31])" office:value-type="float" office:value="2208293566.96667" calcext:value-type="float">
            <text:p>2208293566.96667</text:p>
          </table:table-cell>
          <table:table-cell table:formula="of:=AVERAGE([.C2:.C31])" office:value-type="float" office:value="2248426773.33333" calcext:value-type="float">
            <text:p>2248426773.33333</text:p>
          </table:table-cell>
          <table:table-cell table:number-columns-repeated="2"/>
        </table:table-row>
        <table:table-row table:style-name="ro1">
          <table:table-cell office:value-type="float" office:value="2189191257" calcext:value-type="float">
            <text:p>2189191257</text:p>
          </table:table-cell>
          <table:table-cell office:value-type="float" office:value="2177252390" calcext:value-type="float">
            <text:p>2177252390</text:p>
          </table:table-cell>
          <table:table-cell office:value-type="float" office:value="2195828549" calcext:value-type="float">
            <text:p>2195828549</text:p>
          </table:table-cell>
          <table:table-cell office:value-type="string" calcext:value-type="string">
            <text:p>max</text:p>
          </table:table-cell>
          <table:table-cell table:formula="of:=MAX([.A2:.A31])" office:value-type="float" office:value="2256187573" calcext:value-type="float">
            <text:p>2256187573</text:p>
          </table:table-cell>
          <table:table-cell table:formula="of:=MAX([.B2:.B31])" office:value-type="float" office:value="2262186744" calcext:value-type="float">
            <text:p>2262186744</text:p>
          </table:table-cell>
          <table:table-cell table:formula="of:=MAX([.C2:.C31])" office:value-type="float" office:value="2341774164" calcext:value-type="float">
            <text:p>2341774164</text:p>
          </table:table-cell>
          <table:table-cell table:number-columns-repeated="2"/>
        </table:table-row>
        <table:table-row table:style-name="ro1">
          <table:table-cell office:value-type="float" office:value="2160755762" calcext:value-type="float">
            <text:p>2160755762</text:p>
          </table:table-cell>
          <table:table-cell office:value-type="float" office:value="2254418341" calcext:value-type="float">
            <text:p>2254418341</text:p>
          </table:table-cell>
          <table:table-cell office:value-type="float" office:value="2250748213" calcext:value-type="float">
            <text:p>2250748213</text:p>
          </table:table-cell>
          <table:table-cell table:number-columns-repeated="6"/>
        </table:table-row>
        <table:table-row table:style-name="ro1">
          <table:table-cell office:value-type="float" office:value="2256187573" calcext:value-type="float">
            <text:p>2256187573</text:p>
          </table:table-cell>
          <table:table-cell office:value-type="float" office:value="2221265027" calcext:value-type="float">
            <text:p>2221265027</text:p>
          </table:table-cell>
          <table:table-cell office:value-type="float" office:value="2293932922" calcext:value-type="float">
            <text:p>2293932922</text:p>
          </table:table-cell>
          <table:table-cell table:number-columns-repeated="6"/>
        </table:table-row>
        <table:table-row table:style-name="ro1">
          <table:table-cell office:value-type="float" office:value="2127290549" calcext:value-type="float">
            <text:p>2127290549</text:p>
          </table:table-cell>
          <table:table-cell office:value-type="float" office:value="2258896683" calcext:value-type="float">
            <text:p>2258896683</text:p>
          </table:table-cell>
          <table:table-cell office:value-type="float" office:value="2341774164" calcext:value-type="float">
            <text:p>2341774164</text:p>
          </table:table-cell>
          <table:table-cell table:number-columns-repeated="6"/>
        </table:table-row>
        <table:table-row table:style-name="ro1">
          <table:table-cell office:value-type="float" office:value="2175869313" calcext:value-type="float">
            <text:p>2175869313</text:p>
          </table:table-cell>
          <table:table-cell office:value-type="float" office:value="2250544341" calcext:value-type="float">
            <text:p>2250544341</text:p>
          </table:table-cell>
          <table:table-cell office:value-type="float" office:value="2252398958" calcext:value-type="float">
            <text:p>2252398958</text:p>
          </table:table-cell>
          <table:table-cell table:number-columns-repeated="6"/>
        </table:table-row>
        <table:table-row table:style-name="ro1">
          <table:table-cell office:value-type="float" office:value="2180578856" calcext:value-type="float">
            <text:p>2180578856</text:p>
          </table:table-cell>
          <table:table-cell office:value-type="float" office:value="2243919529" calcext:value-type="float">
            <text:p>2243919529</text:p>
          </table:table-cell>
          <table:table-cell office:value-type="float" office:value="2283123047" calcext:value-type="float">
            <text:p>2283123047</text:p>
          </table:table-cell>
          <table:table-cell table:number-columns-repeated="6"/>
        </table:table-row>
        <table:table-row table:style-name="ro1">
          <table:table-cell office:value-type="float" office:value="2174001558" calcext:value-type="float">
            <text:p>2174001558</text:p>
          </table:table-cell>
          <table:table-cell office:value-type="float" office:value="2205770902" calcext:value-type="float">
            <text:p>2205770902</text:p>
          </table:table-cell>
          <table:table-cell office:value-type="float" office:value="2285732300" calcext:value-type="float">
            <text:p>2285732300</text:p>
          </table:table-cell>
          <table:table-cell table:number-columns-repeated="6"/>
        </table:table-row>
        <table:table-row table:style-name="ro1">
          <table:table-cell office:value-type="float" office:value="2121032174" calcext:value-type="float">
            <text:p>2121032174</text:p>
          </table:table-cell>
          <table:table-cell office:value-type="float" office:value="2206984843" calcext:value-type="float">
            <text:p>2206984843</text:p>
          </table:table-cell>
          <table:table-cell office:value-type="float" office:value="2229945082" calcext:value-type="float">
            <text:p>2229945082</text:p>
          </table:table-cell>
          <table:table-cell table:number-columns-repeated="6"/>
        </table:table-row>
        <table:table-row table:style-name="ro1">
          <table:table-cell office:value-type="float" office:value="2227955849" calcext:value-type="float">
            <text:p>2227955849</text:p>
          </table:table-cell>
          <table:table-cell office:value-type="float" office:value="2234350242" calcext:value-type="float">
            <text:p>2234350242</text:p>
          </table:table-cell>
          <table:table-cell office:value-type="float" office:value="2233614205" calcext:value-type="float">
            <text:p>2233614205</text:p>
          </table:table-cell>
          <table:table-cell table:number-columns-repeated="6"/>
        </table:table-row>
        <table:table-row table:style-name="ro1">
          <table:table-cell office:value-type="float" office:value="2184272422" calcext:value-type="float">
            <text:p>2184272422</text:p>
          </table:table-cell>
          <table:table-cell office:value-type="float" office:value="2239075413" calcext:value-type="float">
            <text:p>2239075413</text:p>
          </table:table-cell>
          <table:table-cell office:value-type="float" office:value="2311065730" calcext:value-type="float">
            <text:p>2311065730</text:p>
          </table:table-cell>
          <table:table-cell table:number-columns-repeated="6"/>
        </table:table-row>
        <table:table-row table:style-name="ro1">
          <table:table-cell office:value-type="float" office:value="2202652636" calcext:value-type="float">
            <text:p>2202652636</text:p>
          </table:table-cell>
          <table:table-cell office:value-type="float" office:value="2209835674" calcext:value-type="float">
            <text:p>2209835674</text:p>
          </table:table-cell>
          <table:table-cell office:value-type="float" office:value="2255072591" calcext:value-type="float">
            <text:p>2255072591</text:p>
          </table:table-cell>
          <table:table-cell table:number-columns-repeated="6"/>
        </table:table-row>
        <table:table-row table:style-name="ro1">
          <table:table-cell office:value-type="float" office:value="2119775809" calcext:value-type="float">
            <text:p>2119775809</text:p>
          </table:table-cell>
          <table:table-cell office:value-type="float" office:value="2155080255" calcext:value-type="float">
            <text:p>2155080255</text:p>
          </table:table-cell>
          <table:table-cell office:value-type="float" office:value="2221769688" calcext:value-type="float">
            <text:p>2221769688</text:p>
          </table:table-cell>
          <table:table-cell table:number-columns-repeated="6"/>
        </table:table-row>
        <table:table-row table:style-name="ro1">
          <table:table-cell office:value-type="float" office:value="2197812773" calcext:value-type="float">
            <text:p>2197812773</text:p>
          </table:table-cell>
          <table:table-cell office:value-type="float" office:value="2249300821" calcext:value-type="float">
            <text:p>2249300821</text:p>
          </table:table-cell>
          <table:table-cell office:value-type="float" office:value="2245491145" calcext:value-type="float">
            <text:p>2245491145</text:p>
          </table:table-cell>
          <table:table-cell table:number-columns-repeated="6"/>
        </table:table-row>
        <table:table-row table:style-name="ro1">
          <table:table-cell office:value-type="float" office:value="2192445845" calcext:value-type="float">
            <text:p>2192445845</text:p>
          </table:table-cell>
          <table:table-cell office:value-type="float" office:value="2247051813" calcext:value-type="float">
            <text:p>2247051813</text:p>
          </table:table-cell>
          <table:table-cell office:value-type="float" office:value="2160574711" calcext:value-type="float">
            <text:p>2160574711</text:p>
          </table:table-cell>
          <table:table-cell table:number-columns-repeated="6"/>
        </table:table-row>
        <table:table-row table:style-name="ro1">
          <table:table-cell office:value-type="float" office:value="2128405765" calcext:value-type="float">
            <text:p>2128405765</text:p>
          </table:table-cell>
          <table:table-cell office:value-type="float" office:value="2155205779" calcext:value-type="float">
            <text:p>2155205779</text:p>
          </table:table-cell>
          <table:table-cell office:value-type="float" office:value="2300901279" calcext:value-type="float">
            <text:p>2300901279</text:p>
          </table:table-cell>
          <table:table-cell table:number-columns-repeated="6"/>
        </table:table-row>
        <table:table-row table:style-name="ro1">
          <table:table-cell office:value-type="float" office:value="2198958718" calcext:value-type="float">
            <text:p>2198958718</text:p>
          </table:table-cell>
          <table:table-cell office:value-type="float" office:value="2186054389" calcext:value-type="float">
            <text:p>2186054389</text:p>
          </table:table-cell>
          <table:table-cell office:value-type="float" office:value="2236455101" calcext:value-type="float">
            <text:p>2236455101</text:p>
          </table:table-cell>
          <table:table-cell table:number-columns-repeated="6"/>
        </table:table-row>
        <table:table-row table:style-name="ro1">
          <table:table-cell office:value-type="float" office:value="2126005840" calcext:value-type="float">
            <text:p>2126005840</text:p>
          </table:table-cell>
          <table:table-cell office:value-type="float" office:value="2171123918" calcext:value-type="float">
            <text:p>2171123918</text:p>
          </table:table-cell>
          <table:table-cell office:value-type="float" office:value="2244719710" calcext:value-type="float">
            <text:p>2244719710</text:p>
          </table:table-cell>
          <table:table-cell table:number-columns-repeated="6"/>
        </table:table-row>
        <table:table-row table:style-name="ro1">
          <table:table-cell office:value-type="float" office:value="2130551104" calcext:value-type="float">
            <text:p>2130551104</text:p>
          </table:table-cell>
          <table:table-cell office:value-type="float" office:value="2197362348" calcext:value-type="float">
            <text:p>2197362348</text:p>
          </table:table-cell>
          <table:table-cell office:value-type="float" office:value="2267583178" calcext:value-type="float">
            <text:p>2267583178</text:p>
          </table:table-cell>
          <table:table-cell table:number-columns-repeated="6"/>
        </table:table-row>
        <table:table-row table:style-name="ro1">
          <table:table-cell office:value-type="float" office:value="2189563606" calcext:value-type="float">
            <text:p>2189563606</text:p>
          </table:table-cell>
          <table:table-cell office:value-type="float" office:value="2167058328" calcext:value-type="float">
            <text:p>2167058328</text:p>
          </table:table-cell>
          <table:table-cell office:value-type="float" office:value="2210237701" calcext:value-type="float">
            <text:p>2210237701</text:p>
          </table:table-cell>
          <table:table-cell table:number-columns-repeated="6"/>
        </table:table-row>
        <table:table-row table:style-name="ro1">
          <table:table-cell office:value-type="float" office:value="2187453275" calcext:value-type="float">
            <text:p>2187453275</text:p>
          </table:table-cell>
          <table:table-cell office:value-type="float" office:value="2174888055" calcext:value-type="float">
            <text:p>2174888055</text:p>
          </table:table-cell>
          <table:table-cell office:value-type="float" office:value="2227281537" calcext:value-type="float">
            <text:p>2227281537</text:p>
          </table:table-cell>
          <table:table-cell table:number-columns-repeated="6"/>
        </table:table-row>
        <table:table-row table:style-name="ro1">
          <table:table-cell office:value-type="float" office:value="2109066782" calcext:value-type="float">
            <text:p>2109066782</text:p>
          </table:table-cell>
          <table:table-cell office:value-type="float" office:value="2174705932" calcext:value-type="float">
            <text:p>2174705932</text:p>
          </table:table-cell>
          <table:table-cell office:value-type="float" office:value="2249461339" calcext:value-type="float">
            <text:p>2249461339</text:p>
          </table:table-cell>
          <table:table-cell table:number-columns-repeated="6"/>
        </table:table-row>
        <table:table-row table:style-name="ro1">
          <table:table-cell office:value-type="float" office:value="2205760393" calcext:value-type="float">
            <text:p>2205760393</text:p>
          </table:table-cell>
          <table:table-cell office:value-type="float" office:value="2262186744" calcext:value-type="float">
            <text:p>2262186744</text:p>
          </table:table-cell>
          <table:table-cell office:value-type="float" office:value="2186532927" calcext:value-type="float">
            <text:p>2186532927</text:p>
          </table:table-cell>
          <table:table-cell table:number-columns-repeated="6"/>
        </table:table-row>
        <table:table-row table:style-name="ro1">
          <table:table-cell office:value-type="float" office:value="2118729864" calcext:value-type="float">
            <text:p>2118729864</text:p>
          </table:table-cell>
          <table:table-cell office:value-type="float" office:value="2236730856" calcext:value-type="float">
            <text:p>2236730856</text:p>
          </table:table-cell>
          <table:table-cell office:value-type="float" office:value="2273049934" calcext:value-type="float">
            <text:p>2273049934</text:p>
          </table:table-cell>
          <table:table-cell table:number-columns-repeated="6"/>
        </table:table-row>
        <table:table-row table:style-name="ro1">
          <table:table-cell office:value-type="float" office:value="2134510307" calcext:value-type="float">
            <text:p>2134510307</text:p>
          </table:table-cell>
          <table:table-cell office:value-type="float" office:value="2255751418" calcext:value-type="float">
            <text:p>2255751418</text:p>
          </table:table-cell>
          <table:table-cell office:value-type="float" office:value="2164395588" calcext:value-type="float">
            <text:p>2164395588</text:p>
          </table:table-cell>
          <table:table-cell table:number-columns-repeated="6"/>
        </table:table-row>
        <table:table-row table:style-name="ro1">
          <table:table-cell office:value-type="float" office:value="2082170199" calcext:value-type="float">
            <text:p>2082170199</text:p>
          </table:table-cell>
          <table:table-cell office:value-type="float" office:value="2187465503" calcext:value-type="float">
            <text:p>2187465503</text:p>
          </table:table-cell>
          <table:table-cell office:value-type="float" office:value="2222390758" calcext:value-type="float">
            <text:p>2222390758</text:p>
          </table:table-cell>
          <table:table-cell table:number-columns-repeated="6"/>
        </table:table-row>
        <table:table-row table:style-name="ro1">
          <table:table-cell office:value-type="float" office:value="2171904876" calcext:value-type="float">
            <text:p>2171904876</text:p>
          </table:table-cell>
          <table:table-cell office:value-type="float" office:value="2213550571" calcext:value-type="float">
            <text:p>2213550571</text:p>
          </table:table-cell>
          <table:table-cell office:value-type="float" office:value="2248347587" calcext:value-type="float">
            <text:p>2248347587</text:p>
          </table:table-cell>
          <table:table-cell table:number-columns-repeated="6"/>
        </table:table-row>
        <table:table-row table:style-name="ro1">
          <table:table-cell office:value-type="float" office:value="2191197594" calcext:value-type="float">
            <text:p>2191197594</text:p>
          </table:table-cell>
          <table:table-cell office:value-type="float" office:value="2160050712" calcext:value-type="float">
            <text:p>2160050712</text:p>
          </table:table-cell>
          <table:table-cell office:value-type="float" office:value="2271678959" calcext:value-type="float">
            <text:p>2271678959</text:p>
          </table:table-cell>
          <table:table-cell table:number-columns-repeated="6"/>
        </table:table-row>
        <table:table-row table:style-name="ro1">
          <table:table-cell office:value-type="float" office:value="2225946246" calcext:value-type="float">
            <text:p>2225946246</text:p>
          </table:table-cell>
          <table:table-cell office:value-type="float" office:value="2121026502" calcext:value-type="float">
            <text:p>2121026502</text:p>
          </table:table-cell>
          <table:table-cell office:value-type="float" office:value="2253420814" calcext:value-type="float">
            <text:p>2253420814</text:p>
          </table:table-cell>
          <table:table-cell table:number-columns-repeated="6"/>
        </table:table-row>
      </table:table>
      <table:table table:name="16peer" table:style-name="ta1"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1message</text:p>
          </table:table-cell>
          <table:table-cell office:value-type="string" calcext:value-type="string">
            <text:p>4message</text:p>
          </table:table-cell>
          <table:table-cell office:value-type="string" calcext:value-type="string">
            <text:p>10message</text:p>
          </table:table-cell>
          <table:table-cell/>
          <table:table-cell office:value-type="string" calcext:value-type="string">
            <text:p>1message</text:p>
          </table:table-cell>
          <table:table-cell office:value-type="string" calcext:value-type="string">
            <text:p>4message</text:p>
          </table:table-cell>
          <table:table-cell office:value-type="string" calcext:value-type="string">
            <text:p>10message</text:p>
          </table:table-cell>
          <table:table-cell/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2593224243" calcext:value-type="float">
            <text:p>2593224243</text:p>
          </table:table-cell>
          <table:table-cell office:value-type="float" office:value="2609930203" calcext:value-type="float">
            <text:p>2609930203</text:p>
          </table:table-cell>
          <table:table-cell office:value-type="float" office:value="2594431058" calcext:value-type="float">
            <text:p>2594431058</text:p>
          </table:table-cell>
          <table:table-cell office:value-type="string" calcext:value-type="string">
            <text:p>min</text:p>
          </table:table-cell>
          <table:table-cell table:formula="of:=MIN([.A2:.A31])" office:value-type="float" office:value="2472547637" calcext:value-type="float">
            <text:p>2472547637</text:p>
          </table:table-cell>
          <table:table-cell table:formula="of:=MIN([.B2:.B31])" office:value-type="float" office:value="2537263569" calcext:value-type="float">
            <text:p>2537263569</text:p>
          </table:table-cell>
          <table:table-cell table:formula="of:=MIN([.C2:.C31])" office:value-type="float" office:value="2518596185" calcext:value-type="float">
            <text:p>2518596185</text:p>
          </table:table-cell>
          <table:table-cell/>
          <table:table-cell table:formula="of:=STDEV([.A2:.A31])" office:value-type="float" office:value="45392823.4524517" calcext:value-type="float">
            <text:p>45392823.4524517</text:p>
          </table:table-cell>
        </table:table-row>
        <table:table-row table:style-name="ro1">
          <table:table-cell office:value-type="float" office:value="2472547637" calcext:value-type="float">
            <text:p>2472547637</text:p>
          </table:table-cell>
          <table:table-cell office:value-type="float" office:value="2679698498" calcext:value-type="float">
            <text:p>2679698498</text:p>
          </table:table-cell>
          <table:table-cell office:value-type="float" office:value="2552505524" calcext:value-type="float">
            <text:p>2552505524</text:p>
          </table:table-cell>
          <table:table-cell office:value-type="string" calcext:value-type="string">
            <text:p>average</text:p>
          </table:table-cell>
          <table:table-cell table:formula="of:=AVERAGE([.A2:.A31])" office:value-type="float" office:value="2575937583.43333" calcext:value-type="float">
            <text:p>2575937583.43333</text:p>
          </table:table-cell>
          <table:table-cell table:formula="of:=AVERAGE([.B2:.B31])" office:value-type="float" office:value="2601703252.63333" calcext:value-type="float">
            <text:p>2601703252.63333</text:p>
          </table:table-cell>
          <table:table-cell table:formula="of:=AVERAGE([.C2:.C31])" office:value-type="float" office:value="2616894551.53333" calcext:value-type="float">
            <text:p>2616894551.53333</text:p>
          </table:table-cell>
          <table:table-cell table:number-columns-repeated="2"/>
        </table:table-row>
        <table:table-row table:style-name="ro1">
          <table:table-cell office:value-type="float" office:value="2564491497" calcext:value-type="float">
            <text:p>2564491497</text:p>
          </table:table-cell>
          <table:table-cell office:value-type="float" office:value="2568970678" calcext:value-type="float">
            <text:p>2568970678</text:p>
          </table:table-cell>
          <table:table-cell office:value-type="float" office:value="2663338588" calcext:value-type="float">
            <text:p>2663338588</text:p>
          </table:table-cell>
          <table:table-cell office:value-type="string" calcext:value-type="string">
            <text:p>max</text:p>
          </table:table-cell>
          <table:table-cell table:formula="of:=MAX([.A2:.A31])" office:value-type="float" office:value="2685124101" calcext:value-type="float">
            <text:p>2685124101</text:p>
          </table:table-cell>
          <table:table-cell table:formula="of:=MAX([.B2:.B31])" office:value-type="float" office:value="2679698498" calcext:value-type="float">
            <text:p>2679698498</text:p>
          </table:table-cell>
          <table:table-cell table:formula="of:=MAX([.C2:.C31])" office:value-type="float" office:value="2695679423" calcext:value-type="float">
            <text:p>2695679423</text:p>
          </table:table-cell>
          <table:table-cell table:number-columns-repeated="2"/>
        </table:table-row>
        <table:table-row table:style-name="ro1">
          <table:table-cell office:value-type="float" office:value="2556301192" calcext:value-type="float">
            <text:p>2556301192</text:p>
          </table:table-cell>
          <table:table-cell office:value-type="float" office:value="2593129406" calcext:value-type="float">
            <text:p>2593129406</text:p>
          </table:table-cell>
          <table:table-cell office:value-type="float" office:value="2603732737" calcext:value-type="float">
            <text:p>2603732737</text:p>
          </table:table-cell>
          <table:table-cell table:number-columns-repeated="6"/>
        </table:table-row>
        <table:table-row table:style-name="ro1">
          <table:table-cell office:value-type="float" office:value="2548965977" calcext:value-type="float">
            <text:p>2548965977</text:p>
          </table:table-cell>
          <table:table-cell office:value-type="float" office:value="2640580709" calcext:value-type="float">
            <text:p>2640580709</text:p>
          </table:table-cell>
          <table:table-cell office:value-type="float" office:value="2657586291" calcext:value-type="float">
            <text:p>2657586291</text:p>
          </table:table-cell>
          <table:table-cell table:number-columns-repeated="6"/>
        </table:table-row>
        <table:table-row table:style-name="ro1">
          <table:table-cell office:value-type="float" office:value="2559685561" calcext:value-type="float">
            <text:p>2559685561</text:p>
          </table:table-cell>
          <table:table-cell office:value-type="float" office:value="2652026611" calcext:value-type="float">
            <text:p>2652026611</text:p>
          </table:table-cell>
          <table:table-cell office:value-type="float" office:value="2657365394" calcext:value-type="float">
            <text:p>2657365394</text:p>
          </table:table-cell>
          <table:table-cell table:number-columns-repeated="6"/>
        </table:table-row>
        <table:table-row table:style-name="ro1">
          <table:table-cell office:value-type="float" office:value="2575875884" calcext:value-type="float">
            <text:p>2575875884</text:p>
          </table:table-cell>
          <table:table-cell office:value-type="float" office:value="2648451659" calcext:value-type="float">
            <text:p>2648451659</text:p>
          </table:table-cell>
          <table:table-cell office:value-type="float" office:value="2609530921" calcext:value-type="float">
            <text:p>2609530921</text:p>
          </table:table-cell>
          <table:table-cell table:number-columns-repeated="6"/>
        </table:table-row>
        <table:table-row table:style-name="ro1">
          <table:table-cell office:value-type="float" office:value="2505031566" calcext:value-type="float">
            <text:p>2505031566</text:p>
          </table:table-cell>
          <table:table-cell office:value-type="float" office:value="2561304095" calcext:value-type="float">
            <text:p>2561304095</text:p>
          </table:table-cell>
          <table:table-cell office:value-type="float" office:value="2518596185" calcext:value-type="float">
            <text:p>2518596185</text:p>
          </table:table-cell>
          <table:table-cell table:number-columns-repeated="6"/>
        </table:table-row>
        <table:table-row table:style-name="ro1">
          <table:table-cell office:value-type="float" office:value="2580096747" calcext:value-type="float">
            <text:p>2580096747</text:p>
          </table:table-cell>
          <table:table-cell office:value-type="float" office:value="2581168629" calcext:value-type="float">
            <text:p>2581168629</text:p>
          </table:table-cell>
          <table:table-cell office:value-type="float" office:value="2623145701" calcext:value-type="float">
            <text:p>2623145701</text:p>
          </table:table-cell>
          <table:table-cell table:number-columns-repeated="6"/>
        </table:table-row>
        <table:table-row table:style-name="ro1">
          <table:table-cell office:value-type="float" office:value="2685124101" calcext:value-type="float">
            <text:p>2685124101</text:p>
          </table:table-cell>
          <table:table-cell office:value-type="float" office:value="2658575485" calcext:value-type="float">
            <text:p>2658575485</text:p>
          </table:table-cell>
          <table:table-cell office:value-type="float" office:value="2644100643" calcext:value-type="float">
            <text:p>2644100643</text:p>
          </table:table-cell>
          <table:table-cell table:number-columns-repeated="6"/>
        </table:table-row>
        <table:table-row table:style-name="ro1">
          <table:table-cell office:value-type="float" office:value="2638598116" calcext:value-type="float">
            <text:p>2638598116</text:p>
          </table:table-cell>
          <table:table-cell office:value-type="float" office:value="2590322301" calcext:value-type="float">
            <text:p>2590322301</text:p>
          </table:table-cell>
          <table:table-cell office:value-type="float" office:value="2590523600" calcext:value-type="float">
            <text:p>2590523600</text:p>
          </table:table-cell>
          <table:table-cell table:number-columns-repeated="6"/>
        </table:table-row>
        <table:table-row table:style-name="ro1">
          <table:table-cell office:value-type="float" office:value="2642404406" calcext:value-type="float">
            <text:p>2642404406</text:p>
          </table:table-cell>
          <table:table-cell office:value-type="float" office:value="2537263569" calcext:value-type="float">
            <text:p>2537263569</text:p>
          </table:table-cell>
          <table:table-cell office:value-type="float" office:value="2603862801" calcext:value-type="float">
            <text:p>2603862801</text:p>
          </table:table-cell>
          <table:table-cell table:number-columns-repeated="6"/>
        </table:table-row>
        <table:table-row table:style-name="ro1">
          <table:table-cell office:value-type="float" office:value="2642969782" calcext:value-type="float">
            <text:p>2642969782</text:p>
          </table:table-cell>
          <table:table-cell office:value-type="float" office:value="2586488951" calcext:value-type="float">
            <text:p>2586488951</text:p>
          </table:table-cell>
          <table:table-cell office:value-type="float" office:value="2545787311" calcext:value-type="float">
            <text:p>2545787311</text:p>
          </table:table-cell>
          <table:table-cell table:number-columns-repeated="6"/>
        </table:table-row>
        <table:table-row table:style-name="ro1">
          <table:table-cell office:value-type="float" office:value="2548881517" calcext:value-type="float">
            <text:p>2548881517</text:p>
          </table:table-cell>
          <table:table-cell office:value-type="float" office:value="2600803885" calcext:value-type="float">
            <text:p>2600803885</text:p>
          </table:table-cell>
          <table:table-cell office:value-type="float" office:value="2655510652" calcext:value-type="float">
            <text:p>2655510652</text:p>
          </table:table-cell>
          <table:table-cell table:number-columns-repeated="6"/>
        </table:table-row>
        <table:table-row table:style-name="ro1">
          <table:table-cell office:value-type="float" office:value="2629329803" calcext:value-type="float">
            <text:p>2629329803</text:p>
          </table:table-cell>
          <table:table-cell office:value-type="float" office:value="2618209894" calcext:value-type="float">
            <text:p>2618209894</text:p>
          </table:table-cell>
          <table:table-cell office:value-type="float" office:value="2649560103" calcext:value-type="float">
            <text:p>2649560103</text:p>
          </table:table-cell>
          <table:table-cell table:number-columns-repeated="6"/>
        </table:table-row>
        <table:table-row table:style-name="ro1">
          <table:table-cell office:value-type="float" office:value="2611714607" calcext:value-type="float">
            <text:p>2611714607</text:p>
          </table:table-cell>
          <table:table-cell office:value-type="float" office:value="2654669929" calcext:value-type="float">
            <text:p>2654669929</text:p>
          </table:table-cell>
          <table:table-cell office:value-type="float" office:value="2681959697" calcext:value-type="float">
            <text:p>2681959697</text:p>
          </table:table-cell>
          <table:table-cell table:number-columns-repeated="6"/>
        </table:table-row>
        <table:table-row table:style-name="ro1">
          <table:table-cell office:value-type="float" office:value="2617076676" calcext:value-type="float">
            <text:p>2617076676</text:p>
          </table:table-cell>
          <table:table-cell office:value-type="float" office:value="2613381900" calcext:value-type="float">
            <text:p>2613381900</text:p>
          </table:table-cell>
          <table:table-cell office:value-type="float" office:value="2572153621" calcext:value-type="float">
            <text:p>2572153621</text:p>
          </table:table-cell>
          <table:table-cell table:number-columns-repeated="6"/>
        </table:table-row>
        <table:table-row table:style-name="ro1">
          <table:table-cell office:value-type="float" office:value="2602175299" calcext:value-type="float">
            <text:p>2602175299</text:p>
          </table:table-cell>
          <table:table-cell office:value-type="float" office:value="2551912035" calcext:value-type="float">
            <text:p>2551912035</text:p>
          </table:table-cell>
          <table:table-cell office:value-type="float" office:value="2661969001" calcext:value-type="float">
            <text:p>2661969001</text:p>
          </table:table-cell>
          <table:table-cell table:number-columns-repeated="6"/>
        </table:table-row>
        <table:table-row table:style-name="ro1">
          <table:table-cell office:value-type="float" office:value="2568397625" calcext:value-type="float">
            <text:p>2568397625</text:p>
          </table:table-cell>
          <table:table-cell office:value-type="float" office:value="2596898281" calcext:value-type="float">
            <text:p>2596898281</text:p>
          </table:table-cell>
          <table:table-cell office:value-type="float" office:value="2603990855" calcext:value-type="float">
            <text:p>2603990855</text:p>
          </table:table-cell>
          <table:table-cell table:number-columns-repeated="6"/>
        </table:table-row>
        <table:table-row table:style-name="ro1">
          <table:table-cell office:value-type="float" office:value="2523936969" calcext:value-type="float">
            <text:p>2523936969</text:p>
          </table:table-cell>
          <table:table-cell office:value-type="float" office:value="2610227512" calcext:value-type="float">
            <text:p>2610227512</text:p>
          </table:table-cell>
          <table:table-cell office:value-type="float" office:value="2598401875" calcext:value-type="float">
            <text:p>2598401875</text:p>
          </table:table-cell>
          <table:table-cell table:number-columns-repeated="6"/>
        </table:table-row>
        <table:table-row table:style-name="ro1">
          <table:table-cell office:value-type="float" office:value="2589936789" calcext:value-type="float">
            <text:p>2589936789</text:p>
          </table:table-cell>
          <table:table-cell office:value-type="float" office:value="2597231321" calcext:value-type="float">
            <text:p>2597231321</text:p>
          </table:table-cell>
          <table:table-cell office:value-type="float" office:value="2651749552" calcext:value-type="float">
            <text:p>2651749552</text:p>
          </table:table-cell>
          <table:table-cell table:number-columns-repeated="6"/>
        </table:table-row>
        <table:table-row table:style-name="ro1">
          <table:table-cell office:value-type="float" office:value="2578819868" calcext:value-type="float">
            <text:p>2578819868</text:p>
          </table:table-cell>
          <table:table-cell office:value-type="float" office:value="2546089951" calcext:value-type="float">
            <text:p>2546089951</text:p>
          </table:table-cell>
          <table:table-cell office:value-type="float" office:value="2621106056" calcext:value-type="float">
            <text:p>2621106056</text:p>
          </table:table-cell>
          <table:table-cell table:number-columns-repeated="6"/>
        </table:table-row>
        <table:table-row table:style-name="ro1">
          <table:table-cell office:value-type="float" office:value="2544877561" calcext:value-type="float">
            <text:p>2544877561</text:p>
          </table:table-cell>
          <table:table-cell office:value-type="float" office:value="2538764786" calcext:value-type="float">
            <text:p>2538764786</text:p>
          </table:table-cell>
          <table:table-cell office:value-type="float" office:value="2620827635" calcext:value-type="float">
            <text:p>2620827635</text:p>
          </table:table-cell>
          <table:table-cell table:number-columns-repeated="6"/>
        </table:table-row>
        <table:table-row table:style-name="ro1">
          <table:table-cell office:value-type="float" office:value="2583247164" calcext:value-type="float">
            <text:p>2583247164</text:p>
          </table:table-cell>
          <table:table-cell office:value-type="float" office:value="2573449632" calcext:value-type="float">
            <text:p>2573449632</text:p>
          </table:table-cell>
          <table:table-cell office:value-type="float" office:value="2586178476" calcext:value-type="float">
            <text:p>2586178476</text:p>
          </table:table-cell>
          <table:table-cell table:number-columns-repeated="6"/>
        </table:table-row>
        <table:table-row table:style-name="ro1">
          <table:table-cell office:value-type="float" office:value="2544292111" calcext:value-type="float">
            <text:p>2544292111</text:p>
          </table:table-cell>
          <table:table-cell office:value-type="float" office:value="2598465710" calcext:value-type="float">
            <text:p>2598465710</text:p>
          </table:table-cell>
          <table:table-cell office:value-type="float" office:value="2695679423" calcext:value-type="float">
            <text:p>2695679423</text:p>
          </table:table-cell>
          <table:table-cell table:number-columns-repeated="6"/>
        </table:table-row>
        <table:table-row table:style-name="ro1">
          <table:table-cell office:value-type="float" office:value="2592799273" calcext:value-type="float">
            <text:p>2592799273</text:p>
          </table:table-cell>
          <table:table-cell office:value-type="float" office:value="2655120481" calcext:value-type="float">
            <text:p>2655120481</text:p>
          </table:table-cell>
          <table:table-cell office:value-type="float" office:value="2604741926" calcext:value-type="float">
            <text:p>2604741926</text:p>
          </table:table-cell>
          <table:table-cell table:number-columns-repeated="6"/>
        </table:table-row>
        <table:table-row table:style-name="ro1">
          <table:table-cell office:value-type="float" office:value="2537155481" calcext:value-type="float">
            <text:p>2537155481</text:p>
          </table:table-cell>
          <table:table-cell office:value-type="float" office:value="2628183589" calcext:value-type="float">
            <text:p>2628183589</text:p>
          </table:table-cell>
          <table:table-cell office:value-type="float" office:value="2625762997" calcext:value-type="float">
            <text:p>2625762997</text:p>
          </table:table-cell>
          <table:table-cell table:number-columns-repeated="6"/>
        </table:table-row>
        <table:table-row table:style-name="ro1">
          <table:table-cell office:value-type="float" office:value="2549462398" calcext:value-type="float">
            <text:p>2549462398</text:p>
          </table:table-cell>
          <table:table-cell office:value-type="float" office:value="2554101998" calcext:value-type="float">
            <text:p>2554101998</text:p>
          </table:table-cell>
          <table:table-cell office:value-type="float" office:value="2541812352" calcext:value-type="float">
            <text:p>2541812352</text:p>
          </table:table-cell>
          <table:table-cell table:number-columns-repeated="6"/>
        </table:table-row>
        <table:table-row table:style-name="ro1">
          <table:table-cell office:value-type="float" office:value="2524549316" calcext:value-type="float">
            <text:p>2524549316</text:p>
          </table:table-cell>
          <table:table-cell office:value-type="float" office:value="2607985331" calcext:value-type="float">
            <text:p>2607985331</text:p>
          </table:table-cell>
          <table:table-cell office:value-type="float" office:value="2623673646" calcext:value-type="float">
            <text:p>2623673646</text:p>
          </table:table-cell>
          <table:table-cell table:number-columns-repeated="6"/>
        </table:table-row>
        <table:table-row table:style-name="ro1">
          <table:table-cell office:value-type="float" office:value="2566158337" calcext:value-type="float">
            <text:p>2566158337</text:p>
          </table:table-cell>
          <table:table-cell office:value-type="float" office:value="2597690550" calcext:value-type="float">
            <text:p>2597690550</text:p>
          </table:table-cell>
          <table:table-cell office:value-type="float" office:value="2647251925" calcext:value-type="float">
            <text:p>26472519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6:04:41.424785513</meta:creation-date>
    <meta:generator>LibreOffice/5.1.6.2$Linux_X86_64 LibreOffice_project/10m0$Build-2</meta:generator>
    <dc:date>2019-05-10T10:34:51.192556473</dc:date>
    <meta:editing-duration>PT18H29M32S</meta:editing-duration>
    <meta:editing-cycles>3</meta:editing-cycles>
    <meta:document-statistic meta:table-count="6" meta:cell-count="757" meta:object-count="0"/>
  </office:meta>
</office:document-meta>
</file>